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</office:font-face-decls>
  <office:automatic-styles>
    <style:style style:name="ce1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7pt" style:font-size-asian="17pt" style:font-size-complex="17pt" style:font-family-generic="roman"/>
    </style:style>
    <style:style style:name="ce3" style:family="table-cell" style:parent-style-name="_21315__20998__20301__91_0_93_" style:data-style-name="N48">
      <style:table-cell-properties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4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5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6" style:family="table-cell" style:parent-style-name="_21315__20998__20301__91_0_93_" style:data-style-name="N48">
      <style:table-cell-properties fo:border-top="none" fo:border-bottom="thin solid #000000" fo:border-left="none" fo:border-right="none" style:vertical-align="automatic" fo:background-color="#FFFFFF" style:cell-protect="none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7" style:family="table-cell" style:parent-style-name="_21315__20998__20301__91_0_93_" style:data-style-name="N48">
      <style:table-cell-properties fo:border-top="none" fo:border-bottom="thin solid #000000" fo:border-left="none" fo:border-right="none" style:vertical-align="automatic" fo:background-color="#FFFFFF" style:cell-protect="none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8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9" style:family="table-cell" style:parent-style-name="_21315__20998__20301__91_0_93_" style:data-style-name="N48">
      <style:table-cell-properties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0" style:family="table-cell" style:parent-style-name="_21315__20998__20301__91_0_93_" style:data-style-name="N48">
      <style:table-cell-properties fo:border-top="thin solid #000000" fo:border-bottom="none" fo:border-left="none" fo:border-right="thin solid #000000"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1" style:family="table-cell" style:parent-style-name="_21315__20998__20301__91_0_93_" style:data-style-name="N48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" style:family="table-cell" style:parent-style-name="_21315__20998__20301__91_0_93_" style:data-style-name="N48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3" style:family="table-cell" style:parent-style-name="_21315__20998__20301__91_0_93_" style:data-style-name="N48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4" style:family="table-cell" style:parent-style-name="_21315__20998__20301__91_0_93_" style:data-style-name="N48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5" style:family="table-cell" style:parent-style-name="_19968__33324__06_20154__21475__22686__21152__38__20986__29983__27515__20129__32080__38626__23130__21450__29575_103.01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0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2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3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" style:family="table-cell" style:parent-style-name="_21315__20998__20301__91_0_93_" style:data-style-name="N49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19968__33324__06_20154__21475__22686__21152__38__20986__29983__27515__20129__32080__38626__23130__21450__29575_103.01" style:data-style-name="N50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21315__20998__20301__91_0_93_" style:data-style-name="N51">
      <style:table-cell-properties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1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3" style:family="table-cell" style:parent-style-name="_21315__20998__20301__91_0_93_" style:data-style-name="N49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4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5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6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7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8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9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0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19968__33324__06_20154__21475__22686__21152__38__20986__29983__27515__20129__32080__38626__23130__21450__29575_103.01" style:data-style-name="N49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2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3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4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45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6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47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48" style:family="table-cell" style:parent-style-name="_21315__20998__20301__91_0_93_" style:data-style-name="N48">
      <style:table-cell-properties style:vertical-align="middle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49" style:family="table-cell" style:parent-style-name="_19968__33324__06_20154__21475__22686__21152__38__20986__29983__27515__20129__32080__38626__23130__21450__29575_103.01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50" style:family="table-cell" style:parent-style-name="_19968__33324__06_20154__21475__22686__21152__38__20986__29983__27515__20129__32080__38626__23130__21450__29575_103.01" style:data-style-name="N0">
      <style:table-cell-properties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1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2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3" style:family="table-cell" style:parent-style-name="_21315__20998__20301__91_0_93_" style:data-style-name="N48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4" style:family="table-cell" style:parent-style-name="_21315__20998__20301__91_0_93_" style:data-style-name="N48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55" style:family="table-cell" style:parent-style-name="_21315__20998__20301__91_0_93_" style:data-style-name="N48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5" style:family="text" style:parent-style-name="Default">
      <style:text-properties fo:color="#000000" style:text-line-through-style="none" style:font-name="細明體" style:font-name-asian="細明體" style:font-name-complex="細明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619375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1.93145833333333cm"/>
    </style:style>
    <style:style style:name="co5" style:family="table-column">
      <style:table-column-properties fo:break-before="auto" style:column-width="1.87854166666667cm"/>
    </style:style>
    <style:style style:name="co6" style:family="table-column">
      <style:table-column-properties fo:break-before="auto" style:column-width="2.09020833333333cm"/>
    </style:style>
    <style:style style:name="co7" style:family="table-column">
      <style:table-column-properties fo:break-before="auto" style:column-width="1.666875cm"/>
    </style:style>
    <style:style style:name="co8" style:family="table-column">
      <style:table-column-properties fo:break-before="auto" style:column-width="1.825625cm"/>
    </style:style>
    <style:style style:name="co9" style:family="table-column">
      <style:table-column-properties fo:break-before="auto" style:column-width="1.74625cm"/>
    </style:style>
    <style:style style:name="co10" style:family="table-column">
      <style:table-column-properties fo:break-before="auto" style:column-width="2.03729166666667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1.64041666666667cm"/>
    </style:style>
    <style:style style:name="co13" style:family="table-column">
      <style:table-column-properties fo:break-before="auto" style:column-width="1.79916666666667cm"/>
    </style:style>
    <style:style style:name="co14" style:family="table-column">
      <style:table-column-properties fo:break-before="auto" style:column-width="1.85208333333333cm"/>
    </style:style>
    <style:style style:name="co15" style:family="table-column">
      <style:table-column-properties fo:break-before="auto" style:column-width="1.69333333333333cm"/>
    </style:style>
    <style:style style:name="co16" style:family="table-column">
      <style:table-column-properties fo:break-before="auto" style:column-width="1.5875cm"/>
    </style:style>
    <style:style style:name="co17" style:family="table-column">
      <style:table-column-properties fo:break-before="auto" style:column-width="1.984375cm"/>
    </style:style>
    <style:style style:name="co18" style:family="table-column">
      <style:table-column-properties fo:break-before="auto" style:column-width="2.11666666666667cm"/>
    </style:style>
    <style:style style:name="co19" style:family="table-column">
      <style:table-column-properties fo:break-before="auto" style:column-width="2.54cm" style:use-optimal-column-width="true"/>
    </style:style>
    <style:style style:name="co20" style:family="table-column">
      <style:table-column-properties fo:break-before="auto" style:column-width="1.905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4pt" style:use-optimal-row-height="false" fo:break-before="auto"/>
    </style:style>
    <style:style style:name="ro3" style:family="table-row">
      <style:table-row-properties style:row-height="20.1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30.2pt" style:use-optimal-row-height="false" fo:break-before="auto"/>
    </style:style>
    <style:style style:name="ro6" style:family="table-row">
      <style:table-row-properties style:row-height="24.9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8.1pt" style:use-optimal-row-height="false" fo:break-before="auto"/>
    </style:style>
    <style:style style:name="ro9" style:family="table-row">
      <style:table-row-properties style:row-height="15.6pt" style:use-optimal-row-height="false" fo:break-before="auto"/>
    </style:style>
    <style:style style:name="ro10" style:family="table-row">
      <style:table-row-properties style:row-height="19.9pt" style:use-optimal-row-height="false" fo:break-before="auto"/>
    </style:style>
    <style:style style:name="ro11" style:family="table-row">
      <style:table-row-properties style:row-height="15.75pt" style:use-optimal-row-height="false" fo:break-before="auto"/>
    </style:style>
    <style:style style:name="ro1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  <style:style style:family="graphic" style:name="a6">
      <style:graphic-properties fo:wrap-option="wrap" fo:padding-top="0.03in" fo:padding-bottom="0in" fo:padding-left="0.03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8056in" style:font-size-asian="0.18056in" style:font-size-complex="0.180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3in" fo:padding-bottom="0in" fo:padding-left="0.03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8056in" style:font-size-asian="0.18056in" style:font-size-complex="0.180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6-人口增加&amp;生死結離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row table:style-name="ro1">
          <table:table-cell office:value-type="string" table:number-columns-spanned="23" table:number-rows-spanned="1" table:style-name="ce1">
            <text:p><text:s text:c="3"/>人口增加、自然增加、出生、死亡、結婚、離婚數及其比率統計表<text:s text:c="7"/></text:p>
          </table:table-cell>
          <table:covered-table-cell table:number-columns-repeated="22"/>
          <table:table-cell table:style-name="ce3">
            <draw:frame draw:z-index="1" draw:id="id0" draw:style-name="a2" draw:name="Text Box 1" svg:x="0in" svg:y="0.31667in" svg:width="0in" svg:height="0.2875in">
              <draw:text-box>
                <text:p text:style-name="a1" text:class-names="" text:cond-style-name=""><text:span text:style-name="a0" text:class-names="">Increases <text:s text:c="1"/>in <text:s text:c="1"/>Numbers <text:s text:c="1"/>and <text:s text:c="1"/>Rates <text:s text:c="1"/>of <text:s text:c="1"/>Total <text:s text:c="1"/>Population, <text:s text:c="1"/>Natural <text:s text:c="1"/>Increase, <text:s text:c="1"/>Births, <text:s text:c="1"/>Deaths, <text:s text:c="1"/>Marriages <text:s text:c="1"/>and <text:s text:c="1"/>Divorces <text:s text:c="1"/>for <text:s text:c="1"/>Taiwan-Fuchien <text:s text:c="1"/>Area <text:s text:c="1"/>(Cont.1)<text:s text:c="1"/></text:span></text:p>
              </draw:text-box>
              <svg:title/>
              <svg:desc/>
            </draw:frame>
            <draw:frame draw:z-index="2" draw:id="id1" draw:style-name="a6" draw:name="Text Box 2" svg:x="0in" svg:y="0.29167in" svg:width="0in" svg:height="0.31673in">
              <draw:text-box>
                <text:p text:style-name="a5" text:class-names="" text:cond-style-name=""><text:span text:style-name="a3" text:class-names="">I</text:span><text:span text:style-name="a4" text:class-names="">ncreases <text:s text:c="1"/>in <text:s text:c="1"/>Numbers <text:s text:c="1"/>and <text:s text:c="1"/>Rates <text:s text:c="1"/>of <text:s text:c="1"/>Total <text:s text:c="1"/>Population, <text:s text:c="1"/>Natural <text:s text:c="1"/>Increase, <text:s text:c="1"/>Births, <text:s text:c="1"/>Deaths, <text:s text:c="1"/>Marriages <text:s text:c="1"/>and <text:s text:c="1"/>Divorces <text:s text:c="1"/>for <text:s text:c="1"/>Taiwan-Fuchien <text:s text:c="1"/>Area <text:s text:c="1"/>(Cont.2)<text:s text:c="1"/></text:span></text:p>
              </draw:text-box>
              <svg:title/>
              <svg:desc/>
            </draw:frame>
          </table:table-cell>
          <table:table-cell table:number-columns-repeated="16360" table:style-name="ce3"/>
        </table:table-row>
        <table:table-row table:style-name="ro2">
          <table:table-cell table:style-name="ce3"/>
          <table:table-cell table:number-columns-repeated="2" table:style-name="ce4"/>
          <table:table-cell table:style-name="ce5"/>
          <table:table-cell table:number-columns-repeated="2" table:style-name="ce4"/>
          <table:table-cell office:value-type="string" table:number-columns-spanned="8" table:number-rows-spanned="1" table:style-name="ce6">
            <text:p>中 華 民 國 110 年 11 月 底</text:p>
          </table:table-cell>
          <table:covered-table-cell table:number-columns-repeated="7"/>
          <table:table-cell table:number-columns-repeated="5" table:style-name="ce7"/>
          <table:table-cell table:number-columns-repeated="2" table:style-name="ce8"/>
          <table:table-cell table:style-name="ce3"/>
          <table:table-cell office:value-type="string" table:style-name="ce9">
            <text:p><text:s text:c="14"/>單位：人；‰；對</text:p>
          </table:table-cell>
          <table:table-cell table:number-columns-repeated="16361" table:style-name="ce3"/>
        </table:table-row>
        <table:table-row table:style-name="ro3">
          <table:table-cell table:style-name="ce10"/>
          <table:table-cell office:value-type="string" table:number-columns-spanned="3" table:number-rows-spanned="1" table:style-name="ce53">
            <text:p>較上月底人口增加</text:p>
          </table:table-cell>
          <table:covered-table-cell table:number-columns-repeated="2"/>
          <table:table-cell office:value-type="string" table:number-columns-spanned="3" table:number-rows-spanned="1" table:style-name="ce53">
            <text:p>自　然　增　加<text:span text:style-name="T1"><text:s/></text:span></text:p>
          </table:table-cell>
          <table:covered-table-cell table:number-columns-repeated="2"/>
          <table:table-cell office:value-type="string" table:number-columns-spanned="3" table:number-rows-spanned="1" table:style-name="ce53">
            <text:p>出　　　　生</text:p>
          </table:table-cell>
          <table:covered-table-cell table:number-columns-repeated="2"/>
          <table:table-cell office:value-type="string" table:number-columns-spanned="3" table:number-rows-spanned="1" table:style-name="ce54">
            <text:p><text:s/><text:span text:style-name="T4">死　　　　亡</text:span></text:p>
          </table:table-cell>
          <table:covered-table-cell table:number-columns-repeated="2"/>
          <table:table-cell office:value-type="string" table:number-columns-spanned="5" table:number-rows-spanned="1" table:style-name="ce53">
            <text:p>結 <text:s text:c="11"/>婚 ( 對 <text:s text:c="4"/>數 )</text:p>
          </table:table-cell>
          <table:covered-table-cell table:number-columns-repeated="4"/>
          <table:table-cell office:value-type="string" table:number-columns-spanned="5" table:number-rows-spanned="1" table:style-name="ce55">
            <text:p><text:s text:c="12"/>離 <text:s text:c="2"/>　婚 <text:s/>/ <text:s/>終 <text:s text:c="5"/>止 ( 對 <text:s text:c="4"/>數 )</text:p>
          </table:table-cell>
          <table:covered-table-cell table:number-columns-repeated="4"/>
          <table:table-cell table:number-columns-repeated="16361" table:style-name="ce3"/>
        </table:table-row>
        <table:table-row table:style-name="ro4">
          <table:table-cell office:value-type="string" table:style-name="ce15">
            <text:p>區 <text:s/>域 <text:s/>別</text:p>
          </table:table-cell>
          <table:table-cell office:value-type="string" table:style-name="ce16">
            <text:p>月增加</text:p>
          </table:table-cell>
          <table:table-cell office:value-type="string" table:number-columns-spanned="1" table:number-rows-spanned="2" table:style-name="ce51">
            <text:p>月增加率</text:p>
          </table:table-cell>
          <table:table-cell office:value-type="string" table:style-name="ce16">
            <text:p>折合年</text:p>
          </table:table-cell>
          <table:table-cell office:value-type="string" table:number-columns-spanned="1" table:number-rows-spanned="2" table:style-name="ce52">
            <text:p>人口數</text:p>
          </table:table-cell>
          <table:table-cell office:value-type="string" table:number-columns-spanned="1" table:number-rows-spanned="2" table:style-name="ce51">
            <text:p>月增加</text:p>
            <text:p>率</text:p>
          </table:table-cell>
          <table:table-cell office:value-type="string" table:style-name="ce16">
            <text:p>折合年</text:p>
          </table:table-cell>
          <table:table-cell office:value-type="string" table:number-columns-spanned="1" table:number-rows-spanned="2" table:style-name="ce52">
            <text:p>出生數</text:p>
          </table:table-cell>
          <table:table-cell office:value-type="string" table:number-columns-spanned="1" table:number-rows-spanned="2" table:style-name="ce51">
            <text:p>月出生</text:p>
            <text:p>率</text:p>
          </table:table-cell>
          <table:table-cell office:value-type="string" table:style-name="ce16">
            <text:p>折合年</text:p>
          </table:table-cell>
          <table:table-cell office:value-type="string" table:number-columns-spanned="1" table:number-rows-spanned="2" table:style-name="ce52">
            <text:p>死亡數</text:p>
          </table:table-cell>
          <table:table-cell office:value-type="string" table:number-columns-spanned="1" table:number-rows-spanned="2" table:style-name="ce51">
            <text:p>月死亡</text:p>
            <text:p>率</text:p>
          </table:table-cell>
          <table:table-cell office:value-type="string" table:style-name="ce16">
            <text:p>折合年</text:p>
          </table:table-cell>
          <table:table-cell office:value-type="string" table:number-columns-spanned="1" table:number-rows-spanned="2" table:style-name="ce52">
            <text:p>合計</text:p>
          </table:table-cell>
          <table:table-cell office:value-type="string" table:number-columns-spanned="1" table:number-rows-spanned="2" table:style-name="ce51">
            <text:p>不同</text:p>
            <text:p>性別</text:p>
          </table:table-cell>
          <table:table-cell office:value-type="string" table:number-columns-spanned="1" table:number-rows-spanned="2" table:style-name="ce51">
            <text:p>相同</text:p>
            <text:p>性別</text:p>
          </table:table-cell>
          <table:table-cell office:value-type="string" table:number-columns-spanned="1" table:number-rows-spanned="2" table:style-name="ce51">
            <text:p>月結婚率</text:p>
          </table:table-cell>
          <table:table-cell office:value-type="string" table:style-name="ce16">
            <text:p>折合年</text:p>
          </table:table-cell>
          <table:table-cell office:value-type="string" table:number-columns-spanned="1" table:number-rows-spanned="2" table:style-name="ce52">
            <text:p>合計</text:p>
          </table:table-cell>
          <table:table-cell office:value-type="string" table:number-columns-spanned="1" table:number-rows-spanned="2" table:style-name="ce51">
            <text:p>不同</text:p>
            <text:p>性別</text:p>
          </table:table-cell>
          <table:table-cell office:value-type="string" table:number-columns-spanned="1" table:number-rows-spanned="2" table:style-name="ce51">
            <text:p>相同</text:p>
            <text:p>性別</text:p>
          </table:table-cell>
          <table:table-cell office:value-type="string" table:number-columns-spanned="1" table:number-rows-spanned="2" table:style-name="ce51">
            <text:p>月離婚</text:p>
            <text:p>率</text:p>
          </table:table-cell>
          <table:table-cell office:value-type="string" table:style-name="ce16">
            <text:p>折合年</text:p>
          </table:table-cell>
          <table:table-cell table:number-columns-repeated="16361" table:style-name="ce3"/>
        </table:table-row>
        <table:table-row table:style-name="ro4">
          <table:table-cell table:style-name="ce19"/>
          <table:table-cell office:value-type="string" table:style-name="ce20">
            <text:p>人口數</text:p>
          </table:table-cell>
          <table:covered-table-cell/>
          <table:table-cell office:value-type="string" table:style-name="ce20">
            <text:p>增加率</text:p>
          </table:table-cell>
          <table:covered-table-cell/>
          <table:covered-table-cell/>
          <table:table-cell office:value-type="string" table:style-name="ce20">
            <text:p>增加率</text:p>
          </table:table-cell>
          <table:covered-table-cell/>
          <table:covered-table-cell/>
          <table:table-cell office:value-type="string" table:style-name="ce20">
            <text:p>出生率</text:p>
          </table:table-cell>
          <table:covered-table-cell/>
          <table:covered-table-cell/>
          <table:table-cell office:value-type="string" table:style-name="ce20">
            <text:p>死亡率</text:p>
          </table:table-cell>
          <table:covered-table-cell/>
          <table:covered-table-cell/>
          <table:covered-table-cell/>
          <table:covered-table-cell/>
          <table:table-cell office:value-type="string" table:style-name="ce20">
            <text:p>結婚率</text:p>
          </table:table-cell>
          <table:covered-table-cell/>
          <table:covered-table-cell/>
          <table:covered-table-cell/>
          <table:covered-table-cell/>
          <table:table-cell office:value-type="string" table:style-name="ce20">
            <text:p>離婚率</text:p>
          </table:table-cell>
          <table:table-cell table:number-columns-repeated="16361" table:style-name="ce3"/>
        </table:table-row>
        <table:table-row table:style-name="ro5">
          <table:table-cell office:value-type="string" table:style-name="ce24">
            <text:p>總 <text:s text:c="3"/>計</text:p>
          </table:table-cell>
          <table:table-cell office:value-type="float" office:value="-19092" table:style-name="ce25">
            <text:p>–19,092</text:p>
          </table:table-cell>
          <table:table-cell office:value-type="float" office:value="-0.81541379794437308" table:style-name="ce26">
            <text:p>–0.82</text:p>
          </table:table-cell>
          <table:table-cell office:value-type="float" office:value="-9.9208678749898738" table:style-name="ce26">
            <text:p>–9.92</text:p>
          </table:table-cell>
          <table:table-cell office:value-type="float" office:value="-1503" table:style-name="ce25">
            <text:p>–1,503</text:p>
          </table:table-cell>
          <table:table-cell office:value-type="float" office:value="-6.4218877760797544E-2" table:style-name="ce27">
            <text:p>–0.06</text:p>
          </table:table-cell>
          <table:table-cell office:value-type="float" office:value="-0.78132967942303688" table:style-name="ce26">
            <text:p>–0.78</text:p>
          </table:table-cell>
          <table:table-cell office:value-type="float" office:value="14057" table:style-name="ce25">
            <text:p>14,057</text:p>
          </table:table-cell>
          <table:table-cell office:value-type="float" office:value="0.60061527923055957" table:style-name="ce27">
            <text:p>0.60</text:p>
          </table:table-cell>
          <table:table-cell office:value-type="float" office:value="7.3074858973051402" table:style-name="ce26">
            <text:p>7.31</text:p>
          </table:table-cell>
          <table:table-cell office:value-type="float" office:value="15560" table:style-name="ce25">
            <text:p>15,560</text:p>
          </table:table-cell>
          <table:table-cell office:value-type="float" office:value="0.66483415699135706" table:style-name="ce27">
            <text:p>0.66</text:p>
          </table:table-cell>
          <table:table-cell office:value-type="float" office:value="8.0888155767281784" table:style-name="ce26">
            <text:p>8.09</text:p>
          </table:table-cell>
          <table:table-cell office:value-type="float" office:value="10681" table:style-name="ce28">
            <text:p>10,681</text:p>
          </table:table-cell>
          <table:table-cell office:value-type="float" office:value="10511" table:style-name="ce25">
            <text:p>10,511</text:p>
          </table:table-cell>
          <table:table-cell office:value-type="float" office:value="170" table:style-name="ce25">
            <text:p>170</text:p>
          </table:table-cell>
          <table:table-cell office:value-type="float" office:value="0.45636848527150936" table:style-name="ce27">
            <text:p>0.46</text:p>
          </table:table-cell>
          <table:table-cell office:value-type="float" office:value="5.5524832374700299" table:style-name="ce26">
            <text:p>5.55</text:p>
          </table:table-cell>
          <table:table-cell office:value-type="float" office:value="4289" table:style-name="ce28">
            <text:p>4,289</text:p>
          </table:table-cell>
          <table:table-cell office:value-type="float" office:value="4229" table:style-name="ce25">
            <text:p>4,229</text:p>
          </table:table-cell>
          <table:table-cell office:value-type="float" office:value="60" table:style-name="ce25">
            <text:p>60</text:p>
          </table:table-cell>
          <table:table-cell office:value-type="float" office:value="0.1832566644817436" table:style-name="ce27">
            <text:p>0.18</text:p>
          </table:table-cell>
          <table:table-cell office:value-type="float" office:value="2.229622751194547" table:style-name="ce29">
            <text:p>2.23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24">
            <text:p>新北市</text:p>
          </table:table-cell>
          <table:table-cell office:value-type="float" office:value="-3283" table:style-name="ce25">
            <text:p>–3,283</text:p>
          </table:table-cell>
          <table:table-cell office:value-type="float" office:value="-0.81771036614146064" table:style-name="ce26">
            <text:p>–0.82</text:p>
          </table:table-cell>
          <table:table-cell office:value-type="float" office:value="-9.9488094547211041" table:style-name="ce26">
            <text:p>–9.95</text:p>
          </table:table-cell>
          <table:table-cell office:value-type="float" office:value="-57" table:style-name="ce28">
            <text:p>–57</text:p>
          </table:table-cell>
          <table:table-cell office:value-type="float" office:value="-1.4203032347406171E-2" table:style-name="ce26">
            <text:p>–0.01</text:p>
          </table:table-cell>
          <table:table-cell office:value-type="float" office:value="-0.17280356022677509" table:style-name="ce26">
            <text:p>–0.17</text:p>
          </table:table-cell>
          <table:table-cell office:value-type="float" office:value="2157" table:style-name="ce28">
            <text:p>2,157</text:p>
          </table:table-cell>
          <table:table-cell office:value-type="float" office:value="0.53747264514658089" table:style-name="ce26">
            <text:p>0.54</text:p>
          </table:table-cell>
          <table:table-cell office:value-type="float" office:value="6.5392505159500685" table:style-name="ce26">
            <text:p>6.54</text:p>
          </table:table-cell>
          <table:table-cell office:value-type="float" office:value="2214" table:style-name="ce28">
            <text:p>2,214</text:p>
          </table:table-cell>
          <table:table-cell office:value-type="float" office:value="0.55167567749398705" table:style-name="ce26">
            <text:p>0.55</text:p>
          </table:table-cell>
          <table:table-cell office:value-type="float" office:value="6.7120540761768428" table:style-name="ce26">
            <text:p>6.71</text:p>
          </table:table-cell>
          <table:table-cell office:value-type="float" office:value="1782" table:style-name="ce28">
            <text:p>1,782</text:p>
          </table:table-cell>
          <table:table-cell office:value-type="float" office:value="1755" table:style-name="ce28">
            <text:p>1,755</text:p>
          </table:table-cell>
          <table:table-cell office:value-type="float" office:value="27" table:style-name="ce28">
            <text:p>27</text:p>
          </table:table-cell>
          <table:table-cell office:value-type="float" office:value="0.44403164286101399" table:style-name="ce26">
            <text:p>0.44</text:p>
          </table:table-cell>
          <table:table-cell office:value-type="float" office:value="5.4023849881423374" table:style-name="ce26">
            <text:p>5.40</text:p>
          </table:table-cell>
          <table:table-cell office:value-type="float" office:value="758" table:style-name="ce28">
            <text:p>758</text:p>
          </table:table-cell>
          <table:table-cell office:value-type="float" office:value="753" table:style-name="ce28">
            <text:p>753</text:p>
          </table:table-cell>
          <table:table-cell office:value-type="float" office:value="5" table:style-name="ce28">
            <text:p>5</text:p>
          </table:table-cell>
          <table:table-cell office:value-type="float" office:value="0.1888754126198926" table:style-name="ce26">
            <text:p>0.19</text:p>
          </table:table-cell>
          <table:table-cell office:value-type="float" office:value="2.2979841868753597" table:style-name="ce31">
            <text:p>2.30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24">
            <text:p>臺北市</text:p>
          </table:table-cell>
          <table:table-cell office:value-type="float" office:value="-6640" table:style-name="ce25">
            <text:p>–6,640</text:p>
          </table:table-cell>
          <table:table-cell office:value-type="float" office:value="-2.6159250742327833" table:style-name="ce26">
            <text:p>–2.62</text:p>
          </table:table-cell>
          <table:table-cell office:value-type="float" office:value="-31.827088403165533" table:style-name="ce26">
            <text:p>–31.83</text:p>
          </table:table-cell>
          <table:table-cell office:value-type="float" office:value="-45" table:style-name="ce28">
            <text:p>–45</text:p>
          </table:table-cell>
          <table:table-cell office:value-type="float" office:value="-1.7751626344833626E-2" table:style-name="ce26">
            <text:p>–0.02</text:p>
          </table:table-cell>
          <table:table-cell office:value-type="float" office:value="-0.21597812052880913" table:style-name="ce26">
            <text:p>–0.22</text:p>
          </table:table-cell>
          <table:table-cell office:value-type="float" office:value="1491" table:style-name="ce28">
            <text:p>1,491</text:p>
          </table:table-cell>
          <table:table-cell office:value-type="float" office:value="0.58817055289215414" table:style-name="ce26">
            <text:p>0.59</text:p>
          </table:table-cell>
          <table:table-cell office:value-type="float" office:value="7.1560750601878755" table:style-name="ce26">
            <text:p>7.16</text:p>
          </table:table-cell>
          <table:table-cell office:value-type="float" office:value="1536" table:style-name="ce28">
            <text:p>1,536</text:p>
          </table:table-cell>
          <table:table-cell office:value-type="float" office:value="0.60592217923698777" table:style-name="ce26">
            <text:p>0.61</text:p>
          </table:table-cell>
          <table:table-cell office:value-type="float" office:value="7.3720531807166836" table:style-name="ce26">
            <text:p>7.37</text:p>
          </table:table-cell>
          <table:table-cell office:value-type="float" office:value="998" table:style-name="ce28">
            <text:p>998</text:p>
          </table:table-cell>
          <table:table-cell office:value-type="float" office:value="982" table:style-name="ce28">
            <text:p>982</text:p>
          </table:table-cell>
          <table:table-cell office:value-type="float" office:value="16" table:style-name="ce28">
            <text:p>16</text:p>
          </table:table-cell>
          <table:table-cell office:value-type="float" office:value="0.3936916242698657" table:style-name="ce26">
            <text:p>0.39</text:p>
          </table:table-cell>
          <table:table-cell office:value-type="float" office:value="4.7899147619500333" table:style-name="ce26">
            <text:p>4.79</text:p>
          </table:table-cell>
          <table:table-cell office:value-type="float" office:value="402" table:style-name="ce28">
            <text:p>402</text:p>
          </table:table-cell>
          <table:table-cell office:value-type="float" office:value="397" table:style-name="ce28">
            <text:p>397</text:p>
          </table:table-cell>
          <table:table-cell office:value-type="float" office:value="5" table:style-name="ce28">
            <text:p>5</text:p>
          </table:table-cell>
          <table:table-cell office:value-type="float" office:value="0.15858119534718038" table:style-name="ce26">
            <text:p>0.16</text:p>
          </table:table-cell>
          <table:table-cell office:value-type="float" office:value="1.9294045433906948" table:style-name="ce31">
            <text:p>1.93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24">
            <text:p>桃園市</text:p>
          </table:table-cell>
          <table:table-cell office:value-type="float" office:value="-211" table:style-name="ce25">
            <text:p>–211</text:p>
          </table:table-cell>
          <table:table-cell office:value-type="float" office:value="-9.2842625589451666E-2" table:style-name="ce26">
            <text:p>–0.09</text:p>
          </table:table-cell>
          <table:table-cell office:value-type="float" office:value="-1.1295852780049953" table:style-name="ce26">
            <text:p>–1.13</text:p>
          </table:table-cell>
          <table:table-cell office:value-type="float" office:value="650" table:style-name="ce28">
            <text:p>650</text:p>
          </table:table-cell>
          <table:table-cell office:value-type="float" office:value="0.28602136579602494" table:style-name="ce26">
            <text:p>0.29</text:p>
          </table:table-cell>
          <table:table-cell office:value-type="float" office:value="3.4799266171849701" table:style-name="ce26">
            <text:p>3.48</text:p>
          </table:table-cell>
          <table:table-cell office:value-type="float" office:value="1936" table:style-name="ce28">
            <text:p>1,936</text:p>
          </table:table-cell>
          <table:table-cell office:value-type="float" office:value="0.85190363720169893" table:style-name="ce26">
            <text:p>0.85</text:p>
          </table:table-cell>
          <table:table-cell office:value-type="float" office:value="10.364827585954004" table:style-name="ce26">
            <text:p>10.36</text:p>
          </table:table-cell>
          <table:table-cell office:value-type="float" office:value="1286" table:style-name="ce28">
            <text:p>1,286</text:p>
          </table:table-cell>
          <table:table-cell office:value-type="float" office:value="0.56588227140567393" table:style-name="ce26">
            <text:p>0.57</text:p>
          </table:table-cell>
          <table:table-cell office:value-type="float" office:value="6.884900968769033" table:style-name="ce26">
            <text:p>6.88</text:p>
          </table:table-cell>
          <table:table-cell office:value-type="float" office:value="1131" table:style-name="ce28">
            <text:p>1,131</text:p>
          </table:table-cell>
          <table:table-cell office:value-type="float" office:value="1111" table:style-name="ce28">
            <text:p>1,111</text:p>
          </table:table-cell>
          <table:table-cell office:value-type="float" office:value="20" table:style-name="ce28">
            <text:p>20</text:p>
          </table:table-cell>
          <table:table-cell office:value-type="float" office:value="0.49767717648508347" table:style-name="ce26">
            <text:p>0.50</text:p>
          </table:table-cell>
          <table:table-cell office:value-type="float" office:value="6.0550723139018485" table:style-name="ce26">
            <text:p>6.06</text:p>
          </table:table-cell>
          <table:table-cell office:value-type="float" office:value="506" table:style-name="ce28">
            <text:p>506</text:p>
          </table:table-cell>
          <table:table-cell office:value-type="float" office:value="504" table:style-name="ce28">
            <text:p>504</text:p>
          </table:table-cell>
          <table:table-cell office:value-type="float" office:value="2" table:style-name="ce28">
            <text:p>2</text:p>
          </table:table-cell>
          <table:table-cell office:value-type="float" office:value="0.22265663245044404" table:style-name="ce26">
            <text:p>0.22</text:p>
          </table:table-cell>
          <table:table-cell office:value-type="float" office:value="2.708989028147069" table:style-name="ce31">
            <text:p>2.71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24">
            <text:p>臺中市</text:p>
          </table:table-cell>
          <table:table-cell office:value-type="float" office:value="-1055" table:style-name="ce25">
            <text:p>–1,055</text:p>
          </table:table-cell>
          <table:table-cell office:value-type="float" office:value="-0.37471447999752794" table:style-name="ce26">
            <text:p>–0.37</text:p>
          </table:table-cell>
          <table:table-cell office:value-type="float" office:value="-4.5590261733032564" table:style-name="ce26">
            <text:p>–4.56</text:p>
          </table:table-cell>
          <table:table-cell office:value-type="float" office:value="141" table:style-name="ce28">
            <text:p>141</text:p>
          </table:table-cell>
          <table:table-cell office:value-type="float" office:value="5.0089708536511936E-2" table:style-name="ce26">
            <text:p>0.05</text:p>
          </table:table-cell>
          <table:table-cell office:value-type="float" office:value="0.60942478719422855" table:style-name="ce26">
            <text:p>0.61</text:p>
          </table:table-cell>
          <table:table-cell office:value-type="float" office:value="1670" table:style-name="ce28">
            <text:p>1,670</text:p>
          </table:table-cell>
          <table:table-cell office:value-type="float" office:value="0.59326108692180801" table:style-name="ce26">
            <text:p>0.59</text:p>
          </table:table-cell>
          <table:table-cell office:value-type="float" office:value="7.2180098908819987" table:style-name="ce26">
            <text:p>7.22</text:p>
          </table:table-cell>
          <table:table-cell office:value-type="float" office:value="1529" table:style-name="ce28">
            <text:p>1,529</text:p>
          </table:table-cell>
          <table:table-cell office:value-type="float" office:value="0.54317137838529606" table:style-name="ce26">
            <text:p>0.54</text:p>
          </table:table-cell>
          <table:table-cell office:value-type="float" office:value="6.6085851036877683" table:style-name="ce26">
            <text:p>6.61</text:p>
          </table:table-cell>
          <table:table-cell office:value-type="float" office:value="1508" table:style-name="ce28">
            <text:p>1,508</text:p>
          </table:table-cell>
          <table:table-cell office:value-type="float" office:value="1482" table:style-name="ce28">
            <text:p>1,482</text:p>
          </table:table-cell>
          <table:table-cell office:value-type="float" office:value="26" table:style-name="ce28">
            <text:p>26</text:p>
          </table:table-cell>
          <table:table-cell office:value-type="float" office:value="0.53571120902879432" table:style-name="ce26">
            <text:p>0.54</text:p>
          </table:table-cell>
          <table:table-cell office:value-type="float" office:value="6.5178197098503308" table:style-name="ce26">
            <text:p>6.52</text:p>
          </table:table-cell>
          <table:table-cell office:value-type="float" office:value="523" table:style-name="ce28">
            <text:p>523</text:p>
          </table:table-cell>
          <table:table-cell office:value-type="float" office:value="513" table:style-name="ce28">
            <text:p>513</text:p>
          </table:table-cell>
          <table:table-cell office:value-type="float" office:value="10" table:style-name="ce28">
            <text:p>10</text:p>
          </table:table-cell>
          <table:table-cell office:value-type="float" office:value="0.18579374159287759" table:style-name="ce26">
            <text:p>0.19</text:p>
          </table:table-cell>
          <table:table-cell office:value-type="float" office:value="2.2604905227133441" table:style-name="ce31">
            <text:p>2.26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24">
            <text:p>臺南市</text:p>
          </table:table-cell>
          <table:table-cell office:value-type="float" office:value="-1364" table:style-name="ce25">
            <text:p>–1,364</text:p>
          </table:table-cell>
          <table:table-cell office:value-type="float" office:value="-0.73144612368410755" table:style-name="ce26">
            <text:p>–0.73</text:p>
          </table:table-cell>
          <table:table-cell office:value-type="float" office:value="-8.8992611714899752" table:style-name="ce26">
            <text:p>–8.90</text:p>
          </table:table-cell>
          <table:table-cell office:value-type="float" office:value="-544" table:style-name="ce28">
            <text:p>–544</text:p>
          </table:table-cell>
          <table:table-cell office:value-type="float" office:value="-0.29182717608390463" table:style-name="ce26">
            <text:p>–0.29</text:p>
          </table:table-cell>
          <table:table-cell office:value-type="float" office:value="-3.5505639756875058" table:style-name="ce26">
            <text:p>–3.55</text:p>
          </table:table-cell>
          <table:table-cell office:value-type="float" office:value="835" table:style-name="ce28">
            <text:p>835</text:p>
          </table:table-cell>
          <table:table-cell office:value-type="float" office:value="0.44793325740819917" table:style-name="ce26">
            <text:p>0.45</text:p>
          </table:table-cell>
          <table:table-cell office:value-type="float" office:value="5.4498546317997558" table:style-name="ce26">
            <text:p>5.45</text:p>
          </table:table-cell>
          <table:table-cell office:value-type="float" office:value="1379" table:style-name="ce28">
            <text:p>1,379</text:p>
          </table:table-cell>
          <table:table-cell office:value-type="float" office:value="0.73976043349210374" table:style-name="ce26">
            <text:p>0.74</text:p>
          </table:table-cell>
          <table:table-cell office:value-type="float" office:value="9.0004186074872639" table:style-name="ce26">
            <text:p>9.00</text:p>
          </table:table-cell>
          <table:table-cell office:value-type="float" office:value="850" table:style-name="ce28">
            <text:p>850</text:p>
          </table:table-cell>
          <table:table-cell office:value-type="float" office:value="839" table:style-name="ce28">
            <text:p>839</text:p>
          </table:table-cell>
          <table:table-cell office:value-type="float" office:value="11" table:style-name="ce28">
            <text:p>11</text:p>
          </table:table-cell>
          <table:table-cell office:value-type="float" office:value="0.45597996263110091" table:style-name="ce26">
            <text:p>0.46</text:p>
          </table:table-cell>
          <table:table-cell office:value-type="float" office:value="5.5477562120117279" table:style-name="ce26">
            <text:p>5.55</text:p>
          </table:table-cell>
          <table:table-cell office:value-type="float" office:value="309" table:style-name="ce28">
            <text:p>309</text:p>
          </table:table-cell>
          <table:table-cell office:value-type="float" office:value="302" table:style-name="ce28">
            <text:p>302</text:p>
          </table:table-cell>
          <table:table-cell office:value-type="float" office:value="7" table:style-name="ce28">
            <text:p>7</text:p>
          </table:table-cell>
          <table:table-cell office:value-type="float" office:value="0.16576212759177669" table:style-name="ce26">
            <text:p>0.17</text:p>
          </table:table-cell>
          <table:table-cell office:value-type="float" office:value="2.0167725523666165" table:style-name="ce31">
            <text:p>2.02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24">
            <text:p>高雄市</text:p>
          </table:table-cell>
          <table:table-cell office:value-type="float" office:value="-2354" table:style-name="ce25">
            <text:p>–2,354</text:p>
          </table:table-cell>
          <table:table-cell office:value-type="float" office:value="-0.85622012641068079" table:style-name="ce26">
            <text:p>–0.86</text:p>
          </table:table-cell>
          <table:table-cell office:value-type="float" office:value="-10.417344871329949" table:style-name="ce26">
            <text:p>–10.42</text:p>
          </table:table-cell>
          <table:table-cell office:value-type="float" office:value="-276" table:style-name="ce28">
            <text:p>–276</text:p>
          </table:table-cell>
          <table:table-cell office:value-type="float" office:value="-0.10043244171643409" table:style-name="ce26">
            <text:p>–0.10</text:p>
          </table:table-cell>
          <table:table-cell office:value-type="float" office:value="-1.2219280408832813" table:style-name="ce26">
            <text:p>–1.22</text:p>
          </table:table-cell>
          <table:table-cell office:value-type="float" office:value="1696" table:style-name="ce28">
            <text:p>1,696</text:p>
          </table:table-cell>
          <table:table-cell office:value-type="float" office:value="0.61715007663431964" table:style-name="ce26">
            <text:p>0.62</text:p>
          </table:table-cell>
          <table:table-cell office:value-type="float" office:value="7.5086592657175562" table:style-name="ce26">
            <text:p>7.51</text:p>
          </table:table-cell>
          <table:table-cell office:value-type="float" office:value="1972" table:style-name="ce28">
            <text:p>1,972</text:p>
          </table:table-cell>
          <table:table-cell office:value-type="float" office:value="0.71758251835075371" table:style-name="ce26">
            <text:p>0.72</text:p>
          </table:table-cell>
          <table:table-cell office:value-type="float" office:value="8.730587306600837" table:style-name="ce26">
            <text:p>8.73</text:p>
          </table:table-cell>
          <table:table-cell office:value-type="float" office:value="1221" table:style-name="ce28">
            <text:p>1,221</text:p>
          </table:table-cell>
          <table:table-cell office:value-type="float" office:value="1199" table:style-name="ce28">
            <text:p>1,199</text:p>
          </table:table-cell>
          <table:table-cell office:value-type="float" office:value="22" table:style-name="ce28">
            <text:p>22</text:p>
          </table:table-cell>
          <table:table-cell office:value-type="float" office:value="0.44430438889770302" table:style-name="ce26">
            <text:p>0.44</text:p>
          </table:table-cell>
          <table:table-cell office:value-type="float" office:value="5.4057033982553868" table:style-name="ce26">
            <text:p>5.41</text:p>
          </table:table-cell>
          <table:table-cell office:value-type="float" office:value="527" table:style-name="ce28">
            <text:p>527</text:p>
          </table:table-cell>
          <table:table-cell office:value-type="float" office:value="516" table:style-name="ce28">
            <text:p>516</text:p>
          </table:table-cell>
          <table:table-cell office:value-type="float" office:value="11" table:style-name="ce28">
            <text:p>11</text:p>
          </table:table-cell>
          <table:table-cell office:value-type="float" office:value="0.19176774197304625" table:style-name="ce26">
            <text:p>0.19</text:p>
          </table:table-cell>
          <table:table-cell office:value-type="float" office:value="2.3331741940053963" table:style-name="ce31">
            <text:p>2.33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24">
            <text:p>臺灣省</text:p>
          </table:table-cell>
          <table:table-cell office:value-type="float" office:value="-4393" table:style-name="ce25">
            <text:p>–4,393</text:p>
          </table:table-cell>
          <table:table-cell office:value-type="float" office:value="-0.62723245423223417" table:style-name="ce26">
            <text:p>–0.63</text:p>
          </table:table-cell>
          <table:table-cell office:value-type="float" office:value="-7.6313281931588488" table:style-name="ce26">
            <text:p>–7.63</text:p>
          </table:table-cell>
          <table:table-cell office:value-type="float" office:value="-1406" table:style-name="ce28">
            <text:p>–1,406</text:p>
          </table:table-cell>
          <table:table-cell office:value-type="float" office:value="-0.20081163033549609" table:style-name="ce26">
            <text:p>–0.20</text:p>
          </table:table-cell>
          <table:table-cell office:value-type="float" office:value="-2.4432081690818692" table:style-name="ce26">
            <text:p>–2.44</text:p>
          </table:table-cell>
          <table:table-cell office:value-type="float" office:value="4173" table:style-name="ce28">
            <text:p>4,173</text:p>
          </table:table-cell>
          <table:table-cell office:value-type="float" office:value="0.59600777623757129" table:style-name="ce26">
            <text:p>0.60</text:p>
          </table:table-cell>
          <table:table-cell office:value-type="float" office:value="7.2514279442237841" table:style-name="ce26">
            <text:p>7.25</text:p>
          </table:table-cell>
          <table:table-cell office:value-type="float" office:value="5579" table:style-name="ce28">
            <text:p>5,579</text:p>
          </table:table-cell>
          <table:table-cell office:value-type="float" office:value="0.79681940657306738" table:style-name="ce26">
            <text:p>0.80</text:p>
          </table:table-cell>
          <table:table-cell office:value-type="float" office:value="9.694636113305652" table:style-name="ce26">
            <text:p>9.69</text:p>
          </table:table-cell>
          <table:table-cell office:value-type="float" office:value="3136" table:style-name="ce28">
            <text:p>3,136</text:p>
          </table:table-cell>
          <table:table-cell office:value-type="float" office:value="3089" table:style-name="ce28">
            <text:p>3,089</text:p>
          </table:table-cell>
          <table:table-cell office:value-type="float" office:value="47" table:style-name="ce28">
            <text:p>47</text:p>
          </table:table-cell>
          <table:table-cell office:value-type="float" office:value="0.44789848700719476" table:style-name="ce26">
            <text:p>0.45</text:p>
          </table:table-cell>
          <table:table-cell office:value-type="float" office:value="5.4494315919208693" table:style-name="ce26">
            <text:p>5.45</text:p>
          </table:table-cell>
          <table:table-cell office:value-type="float" office:value="1246" table:style-name="ce28">
            <text:p>1,246</text:p>
          </table:table-cell>
          <table:table-cell office:value-type="float" office:value="1226" table:style-name="ce28">
            <text:p>1,226</text:p>
          </table:table-cell>
          <table:table-cell office:value-type="float" office:value="20" table:style-name="ce28">
            <text:p>20</text:p>
          </table:table-cell>
          <table:table-cell office:value-type="float" office:value="0.17795966671268004" table:style-name="ce26">
            <text:p>0.18</text:p>
          </table:table-cell>
          <table:table-cell office:value-type="float" office:value="2.1651759450042736" table:style-name="ce31">
            <text:p>2.17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32">
            <text:p>宜蘭縣</text:p>
          </table:table-cell>
          <table:table-cell office:value-type="float" office:value="-231" table:style-name="ce33">
            <text:p>–231</text:p>
          </table:table-cell>
          <table:table-cell office:value-type="float" office:value="-0.51199645370421676" table:style-name="ce34">
            <text:p>–0.51</text:p>
          </table:table-cell>
          <table:table-cell office:value-type="float" office:value="-6.2292901867346373" table:style-name="ce26">
            <text:p>–6.23</text:p>
          </table:table-cell>
          <table:table-cell office:value-type="float" office:value="-103" table:style-name="ce35">
            <text:p>–103</text:p>
          </table:table-cell>
          <table:table-cell office:value-type="float" office:value="-0.22835124856033406" table:style-name="ce34">
            <text:p>–0.23</text:p>
          </table:table-cell>
          <table:table-cell office:value-type="float" office:value="-2.7782735241507304" table:style-name="ce34">
            <text:p>–2.78</text:p>
          </table:table-cell>
          <table:table-cell office:value-type="float" office:value="242" table:style-name="ce35">
            <text:p>242</text:p>
          </table:table-cell>
          <table:table-cell office:value-type="float" office:value="0.53651458399612462" table:style-name="ce34">
            <text:p>0.54</text:p>
          </table:table-cell>
          <table:table-cell office:value-type="float" office:value="6.527594105286183" table:style-name="ce34">
            <text:p>6.53</text:p>
          </table:table-cell>
          <table:table-cell office:value-type="float" office:value="345" table:style-name="ce35">
            <text:p>345</text:p>
          </table:table-cell>
          <table:table-cell office:value-type="float" office:value="0.76486583255645879" table:style-name="ce34">
            <text:p>0.76</text:p>
          </table:table-cell>
          <table:table-cell office:value-type="float" office:value="9.3058676294369143" table:style-name="ce34">
            <text:p>9.31</text:p>
          </table:table-cell>
          <table:table-cell office:value-type="float" office:value="181" table:style-name="ce35">
            <text:p>181</text:p>
          </table:table-cell>
          <table:table-cell office:value-type="float" office:value="178" table:style-name="ce35">
            <text:p>178</text:p>
          </table:table-cell>
          <table:table-cell office:value-type="float" office:value="3" table:style-name="ce35">
            <text:p>3</text:p>
          </table:table-cell>
          <table:table-cell office:value-type="float" office:value="0.40127743679048999" table:style-name="ce34">
            <text:p>0.40</text:p>
          </table:table-cell>
          <table:table-cell office:value-type="float" office:value="4.8822088142842945" table:style-name="ce34">
            <text:p>4.88</text:p>
          </table:table-cell>
          <table:table-cell office:value-type="float" office:value="74" table:style-name="ce35">
            <text:p>74</text:p>
          </table:table-cell>
          <table:table-cell office:value-type="float" office:value="74" table:style-name="ce35">
            <text:p>74</text:p>
          </table:table-cell>
          <table:table-cell office:value-type="float" office:value="0" table:style-name="ce35">
            <text:p>—</text:p>
          </table:table-cell>
          <table:table-cell office:value-type="float" office:value="0.16405817857732738" table:style-name="ce34">
            <text:p>0.16</text:p>
          </table:table-cell>
          <table:table-cell office:value-type="float" office:value="1.996041172690816" table:style-name="ce36">
            <text:p>2.00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新竹縣</text:p>
          </table:table-cell>
          <table:table-cell office:value-type="float" office:value="325" table:style-name="ce33">
            <text:p>325</text:p>
          </table:table-cell>
          <table:table-cell office:value-type="float" office:value="0.56540815509928566" table:style-name="ce34">
            <text:p>0.57</text:p>
          </table:table-cell>
          <table:table-cell office:value-type="float" office:value="6.8791325537079748" table:style-name="ce26">
            <text:p>6.88</text:p>
          </table:table-cell>
          <table:table-cell office:value-type="float" office:value="56" table:style-name="ce35">
            <text:p>56</text:p>
          </table:table-cell>
          <table:table-cell office:value-type="float" office:value="9.7396639989842923E-2" table:style-name="ce34">
            <text:p>0.10</text:p>
          </table:table-cell>
          <table:table-cell office:value-type="float" office:value="1.1849924532097558" table:style-name="ce34">
            <text:p>1.18</text:p>
          </table:table-cell>
          <table:table-cell office:value-type="float" office:value="390" table:style-name="ce35">
            <text:p>390</text:p>
          </table:table-cell>
          <table:table-cell office:value-type="float" office:value="0.67829802850069176" table:style-name="ce34">
            <text:p>0.68</text:p>
          </table:table-cell>
          <table:table-cell office:value-type="float" office:value="8.2526260134250826" table:style-name="ce34">
            <text:p>8.25</text:p>
          </table:table-cell>
          <table:table-cell office:value-type="float" office:value="334" table:style-name="ce35">
            <text:p>334</text:p>
          </table:table-cell>
          <table:table-cell office:value-type="float" office:value="0.58090138851084883" table:style-name="ce34">
            <text:p>0.58</text:p>
          </table:table-cell>
          <table:table-cell office:value-type="float" office:value="7.0676335602153264" table:style-name="ce34">
            <text:p>7.07</text:p>
          </table:table-cell>
          <table:table-cell office:value-type="float" office:value="298" table:style-name="ce35">
            <text:p>298</text:p>
          </table:table-cell>
          <table:table-cell office:value-type="float" office:value="290" table:style-name="ce35">
            <text:p>290</text:p>
          </table:table-cell>
          <table:table-cell office:value-type="float" office:value="8" table:style-name="ce35">
            <text:p>8</text:p>
          </table:table-cell>
          <table:table-cell office:value-type="float" office:value="0.51828926280309262" table:style-name="ce34">
            <text:p>0.52</text:p>
          </table:table-cell>
          <table:table-cell office:value-type="float" office:value="6.3058526974376274" table:style-name="ce34">
            <text:p>6.31</text:p>
          </table:table-cell>
          <table:table-cell office:value-type="float" office:value="113" table:style-name="ce35">
            <text:p>113</text:p>
          </table:table-cell>
          <table:table-cell office:value-type="float" office:value="113" table:style-name="ce35">
            <text:p>113</text:p>
          </table:table-cell>
          <table:table-cell office:value-type="float" office:value="0" table:style-name="ce35">
            <text:p>—</text:p>
          </table:table-cell>
          <table:table-cell office:value-type="float" office:value="0.19653250569379016" table:style-name="ce34">
            <text:p>0.20</text:p>
          </table:table-cell>
          <table:table-cell office:value-type="float" office:value="2.3911454859411134" table:style-name="ce36">
            <text:p>2.39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苗栗縣</text:p>
          </table:table-cell>
          <table:table-cell office:value-type="float" office:value="-372" table:style-name="ce33">
            <text:p>–372</text:p>
          </table:table-cell>
          <table:table-cell office:value-type="float" office:value="-0.69024381192711615" table:style-name="ce34">
            <text:p>–0.69</text:p>
          </table:table-cell>
          <table:table-cell office:value-type="float" office:value="-8.3979663784465792" table:style-name="ce26">
            <text:p>–8.40</text:p>
          </table:table-cell>
          <table:table-cell office:value-type="float" office:value="-238" table:style-name="ce35">
            <text:p>–238</text:p>
          </table:table-cell>
          <table:table-cell office:value-type="float" office:value="-0.44176006117820005" table:style-name="ce34">
            <text:p>–0.44</text:p>
          </table:table-cell>
          <table:table-cell office:value-type="float" office:value="-5.3747474110014339" table:style-name="ce34">
            <text:p>–5.37</text:p>
          </table:table-cell>
          <table:table-cell office:value-type="float" office:value="218" table:style-name="ce35">
            <text:p>218</text:p>
          </table:table-cell>
          <table:table-cell office:value-type="float" office:value="0.40463736696154462" table:style-name="ce34">
            <text:p>0.40</text:p>
          </table:table-cell>
          <table:table-cell office:value-type="float" office:value="4.9230879646987917" table:style-name="ce34">
            <text:p>4.92</text:p>
          </table:table-cell>
          <table:table-cell office:value-type="float" office:value="456" table:style-name="ce35">
            <text:p>456</text:p>
          </table:table-cell>
          <table:table-cell office:value-type="float" office:value="0.84639742813974472" table:style-name="ce34">
            <text:p>0.85</text:p>
          </table:table-cell>
          <table:table-cell office:value-type="float" office:value="10.297835375700227" table:style-name="ce34">
            <text:p>10.30</text:p>
          </table:table-cell>
          <table:table-cell office:value-type="float" office:value="258" table:style-name="ce35">
            <text:p>258</text:p>
          </table:table-cell>
          <table:table-cell office:value-type="float" office:value="257" table:style-name="ce35">
            <text:p>257</text:p>
          </table:table-cell>
          <table:table-cell office:value-type="float" office:value="1" table:style-name="ce35">
            <text:p>1</text:p>
          </table:table-cell>
          <table:table-cell office:value-type="float" office:value="0.47888275539485553" table:style-name="ce34">
            <text:p>0.48</text:p>
          </table:table-cell>
          <table:table-cell office:value-type="float" office:value="5.8264068573040761" table:style-name="ce34">
            <text:p>5.83</text:p>
          </table:table-cell>
          <table:table-cell office:value-type="float" office:value="81" table:style-name="ce35">
            <text:p>81</text:p>
          </table:table-cell>
          <table:table-cell office:value-type="float" office:value="81" table:style-name="ce35">
            <text:p>81</text:p>
          </table:table-cell>
          <table:table-cell office:value-type="float" office:value="0" table:style-name="ce35">
            <text:p>—</text:p>
          </table:table-cell>
          <table:table-cell office:value-type="float" office:value="0.15034691157745464" table:style-name="ce34">
            <text:p>0.15</text:p>
          </table:table-cell>
          <table:table-cell office:value-type="float" office:value="1.829220757525698" table:style-name="ce36">
            <text:p>1.83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彰化縣</text:p>
          </table:table-cell>
          <table:table-cell office:value-type="float" office:value="-971" table:style-name="ce33">
            <text:p>–971</text:p>
          </table:table-cell>
          <table:table-cell office:value-type="float" office:value="-0.7724538655707528" table:style-name="ce34">
            <text:p>–0.77</text:p>
          </table:table-cell>
          <table:table-cell office:value-type="float" office:value="-9.398188697777492" table:style-name="ce26">
            <text:p>–9.40</text:p>
          </table:table-cell>
          <table:table-cell office:value-type="float" office:value="127" table:style-name="ce35">
            <text:p>127</text:p>
          </table:table-cell>
          <table:table-cell office:value-type="float" office:value="0.1010705922378581" table:style-name="ce34">
            <text:p>0.10</text:p>
          </table:table-cell>
          <table:table-cell office:value-type="float" office:value="1.2296922055606068" table:style-name="ce34">
            <text:p>1.23</text:p>
          </table:table-cell>
          <table:table-cell office:value-type="float" office:value="1072" table:style-name="ce35">
            <text:p>1,072</text:p>
          </table:table-cell>
          <table:table-cell office:value-type="float" office:value="0.85313129825971556" table:style-name="ce34">
            <text:p>0.85</text:p>
          </table:table-cell>
          <table:table-cell office:value-type="float" office:value="10.379764128826539" table:style-name="ce34">
            <text:p>10.38</text:p>
          </table:table-cell>
          <table:table-cell office:value-type="float" office:value="945" table:style-name="ce35">
            <text:p>945</text:p>
          </table:table-cell>
          <table:table-cell office:value-type="float" office:value="0.75206070602185759" table:style-name="ce34">
            <text:p>0.75</text:p>
          </table:table-cell>
          <table:table-cell office:value-type="float" office:value="9.1500719232659335" table:style-name="ce34">
            <text:p>9.15</text:p>
          </table:table-cell>
          <table:table-cell office:value-type="float" office:value="564" table:style-name="ce35">
            <text:p>564</text:p>
          </table:table-cell>
          <table:table-cell office:value-type="float" office:value="556" table:style-name="ce35">
            <text:p>556</text:p>
          </table:table-cell>
          <table:table-cell office:value-type="float" office:value="8" table:style-name="ce35">
            <text:p>8</text:p>
          </table:table-cell>
          <table:table-cell office:value-type="float" office:value="0.44884892930828324" table:style-name="ce34">
            <text:p>0.45</text:p>
          </table:table-cell>
          <table:table-cell office:value-type="float" office:value="5.4609953065841133" table:style-name="ce34">
            <text:p>5.46</text:p>
          </table:table-cell>
          <table:table-cell office:value-type="float" office:value="201" table:style-name="ce35">
            <text:p>201</text:p>
          </table:table-cell>
          <table:table-cell office:value-type="float" office:value="200" table:style-name="ce35">
            <text:p>200</text:p>
          </table:table-cell>
          <table:table-cell office:value-type="float" office:value="1" table:style-name="ce35">
            <text:p>1</text:p>
          </table:table-cell>
          <table:table-cell office:value-type="float" office:value="0.15996211842369668" table:style-name="ce34">
            <text:p>0.16</text:p>
          </table:table-cell>
          <table:table-cell office:value-type="float" office:value="1.9462057741549761" table:style-name="ce36">
            <text:p>1.95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32">
            <text:p>南投縣</text:p>
          </table:table-cell>
          <table:table-cell office:value-type="float" office:value="-504" table:style-name="ce33">
            <text:p>–504</text:p>
          </table:table-cell>
          <table:table-cell office:value-type="float" office:value="-1.0370733132640442" table:style-name="ce34">
            <text:p>–1.04</text:p>
          </table:table-cell>
          <table:table-cell office:value-type="float" office:value="-12.617725311379203" table:style-name="ce26">
            <text:p>–12.62</text:p>
          </table:table-cell>
          <table:table-cell office:value-type="float" office:value="-175" table:style-name="ce35">
            <text:p>–175</text:p>
          </table:table-cell>
          <table:table-cell office:value-type="float" office:value="-0.36028171971729206" table:style-name="ce34">
            <text:p>–0.36</text:p>
          </table:table-cell>
          <table:table-cell office:value-type="float" office:value="-4.3834275898937207" table:style-name="ce34">
            <text:p>–4.38</text:p>
          </table:table-cell>
          <table:table-cell office:value-type="float" office:value="263" table:style-name="ce35">
            <text:p>263</text:p>
          </table:table-cell>
          <table:table-cell office:value-type="float" office:value="0.54145195591798756" table:style-name="ce34">
            <text:p>0.54</text:p>
          </table:table-cell>
          <table:table-cell office:value-type="float" office:value="6.5876654636688485" table:style-name="ce34">
            <text:p>6.59</text:p>
          </table:table-cell>
          <table:table-cell office:value-type="float" office:value="438" table:style-name="ce35">
            <text:p>438</text:p>
          </table:table-cell>
          <table:table-cell office:value-type="float" office:value="0.90173367563527962" table:style-name="ce34">
            <text:p>0.90</text:p>
          </table:table-cell>
          <table:table-cell office:value-type="float" office:value="10.971093053562569" table:style-name="ce34">
            <text:p>10.97</text:p>
          </table:table-cell>
          <table:table-cell office:value-type="float" office:value="238" table:style-name="ce35">
            <text:p>238</text:p>
          </table:table-cell>
          <table:table-cell office:value-type="float" office:value="235" table:style-name="ce35">
            <text:p>235</text:p>
          </table:table-cell>
          <table:table-cell office:value-type="float" office:value="3" table:style-name="ce35">
            <text:p>3</text:p>
          </table:table-cell>
          <table:table-cell office:value-type="float" office:value="0.48998313881551731" table:style-name="ce34">
            <text:p>0.49</text:p>
          </table:table-cell>
          <table:table-cell office:value-type="float" office:value="5.961461522255461" table:style-name="ce34">
            <text:p>5.96</text:p>
          </table:table-cell>
          <table:table-cell office:value-type="float" office:value="80" table:style-name="ce35">
            <text:p>80</text:p>
          </table:table-cell>
          <table:table-cell office:value-type="float" office:value="80" table:style-name="ce35">
            <text:p>80</text:p>
          </table:table-cell>
          <table:table-cell office:value-type="float" office:value="0" table:style-name="ce35">
            <text:p>—</text:p>
          </table:table-cell>
          <table:table-cell office:value-type="float" office:value="0.16470021472790497" table:style-name="ce34">
            <text:p>0.16</text:p>
          </table:table-cell>
          <table:table-cell office:value-type="float" office:value="2.0038526125228437" table:style-name="ce36">
            <text:p>2.00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雲林縣</text:p>
          </table:table-cell>
          <table:table-cell office:value-type="float" office:value="-518" table:style-name="ce33">
            <text:p>–518</text:p>
          </table:table-cell>
          <table:table-cell office:value-type="float" office:value="-0.7717727829411396" table:style-name="ce34">
            <text:p>–0.77</text:p>
          </table:table-cell>
          <table:table-cell office:value-type="float" office:value="-9.389902192450533" table:style-name="ce26">
            <text:p>–9.39</text:p>
          </table:table-cell>
          <table:table-cell office:value-type="float" office:value="-275" table:style-name="ce35">
            <text:p>–275</text:p>
          </table:table-cell>
          <table:table-cell office:value-type="float" office:value="-0.40988310133949796" table:style-name="ce34">
            <text:p>–0.41</text:p>
          </table:table-cell>
          <table:table-cell office:value-type="float" office:value="-4.9869110662972256" table:style-name="ce34">
            <text:p>–4.99</text:p>
          </table:table-cell>
          <table:table-cell office:value-type="float" office:value="349" table:style-name="ce35">
            <text:p>349</text:p>
          </table:table-cell>
          <table:table-cell office:value-type="float" office:value="0.52017891769994473" table:style-name="ce34">
            <text:p>0.52</text:p>
          </table:table-cell>
          <table:table-cell office:value-type="float" office:value="6.3288434986826605" table:style-name="ce34">
            <text:p>6.33</text:p>
          </table:table-cell>
          <table:table-cell office:value-type="float" office:value="624" table:style-name="ce35">
            <text:p>624</text:p>
          </table:table-cell>
          <table:table-cell office:value-type="float" office:value="0.93006201903944274" table:style-name="ce34">
            <text:p>0.93</text:p>
          </table:table-cell>
          <table:table-cell office:value-type="float" office:value="11.315754564979887" table:style-name="ce34">
            <text:p>11.32</text:p>
          </table:table-cell>
          <table:table-cell office:value-type="float" office:value="271" table:style-name="ce35">
            <text:p>271</text:p>
          </table:table-cell>
          <table:table-cell office:value-type="float" office:value="270" table:style-name="ce35">
            <text:p>270</text:p>
          </table:table-cell>
          <table:table-cell office:value-type="float" office:value="1" table:style-name="ce35">
            <text:p>1</text:p>
          </table:table-cell>
          <table:table-cell office:value-type="float" office:value="0.40392116532001437" table:style-name="ce34">
            <text:p>0.40</text:p>
          </table:table-cell>
          <table:table-cell office:value-type="float" office:value="4.9143741780601751" table:style-name="ce34">
            <text:p>4.91</text:p>
          </table:table-cell>
          <table:table-cell office:value-type="float" office:value="114" table:style-name="ce35">
            <text:p>114</text:p>
          </table:table-cell>
          <table:table-cell office:value-type="float" office:value="113" table:style-name="ce35">
            <text:p>113</text:p>
          </table:table-cell>
          <table:table-cell office:value-type="float" office:value="1" table:style-name="ce35">
            <text:p>1</text:p>
          </table:table-cell>
          <table:table-cell office:value-type="float" office:value="0.16991517655528279" table:style-name="ce34">
            <text:p>0.17</text:p>
          </table:table-cell>
          <table:table-cell office:value-type="float" office:value="2.0673013147559405" table:style-name="ce36">
            <text:p>2.07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嘉義縣</text:p>
          </table:table-cell>
          <table:table-cell office:value-type="float" office:value="-438" table:style-name="ce33">
            <text:p>–438</text:p>
          </table:table-cell>
          <table:table-cell office:value-type="float" office:value="-0.88611410641057031" table:style-name="ce34">
            <text:p>–0.89</text:p>
          </table:table-cell>
          <table:table-cell office:value-type="float" office:value="-10.781054961328605" table:style-name="ce26">
            <text:p>–10.78</text:p>
          </table:table-cell>
          <table:table-cell office:value-type="float" office:value="-228" table:style-name="ce35">
            <text:p>–228</text:p>
          </table:table-cell>
          <table:table-cell office:value-type="float" office:value="-0.46146933455312367" table:style-name="ce34">
            <text:p>–0.46</text:p>
          </table:table-cell>
          <table:table-cell office:value-type="float" office:value="-5.6145435703963384" table:style-name="ce34">
            <text:p>–5.61</text:p>
          </table:table-cell>
          <table:table-cell office:value-type="float" office:value="253" table:style-name="ce35">
            <text:p>253</text:p>
          </table:table-cell>
          <table:table-cell office:value-type="float" office:value="0.51206904228921168" table:style-name="ce34">
            <text:p>0.51</text:p>
          </table:table-cell>
          <table:table-cell office:value-type="float" office:value="6.2301733478520758" table:style-name="ce34">
            <text:p>6.23</text:p>
          </table:table-cell>
          <table:table-cell office:value-type="float" office:value="481" table:style-name="ce35">
            <text:p>481</text:p>
          </table:table-cell>
          <table:table-cell office:value-type="float" office:value="0.97353837684233535" table:style-name="ce34">
            <text:p>0.97</text:p>
          </table:table-cell>
          <table:table-cell office:value-type="float" office:value="11.844716918248414" table:style-name="ce34">
            <text:p>11.84</text:p>
          </table:table-cell>
          <table:table-cell office:value-type="float" office:value="203" table:style-name="ce35">
            <text:p>203</text:p>
          </table:table-cell>
          <table:table-cell office:value-type="float" office:value="202" table:style-name="ce35">
            <text:p>202</text:p>
          </table:table-cell>
          <table:table-cell office:value-type="float" office:value="1" table:style-name="ce35">
            <text:p>1</text:p>
          </table:table-cell>
          <table:table-cell office:value-type="float" office:value="0.41086962681703554" table:style-name="ce34">
            <text:p>0.41</text:p>
          </table:table-cell>
          <table:table-cell office:value-type="float" office:value="4.9989137929405985" table:style-name="ce34">
            <text:p>5.00</text:p>
          </table:table-cell>
          <table:table-cell office:value-type="float" office:value="74" table:style-name="ce35">
            <text:p>74</text:p>
          </table:table-cell>
          <table:table-cell office:value-type="float" office:value="74" table:style-name="ce35">
            <text:p>74</text:p>
          </table:table-cell>
          <table:table-cell office:value-type="float" office:value="0" table:style-name="ce35">
            <text:p>—</text:p>
          </table:table-cell>
          <table:table-cell office:value-type="float" office:value="0.14977513489882083" table:style-name="ce34">
            <text:p>0.15</text:p>
          </table:table-cell>
          <table:table-cell office:value-type="float" office:value="1.8222641412689866" table:style-name="ce36">
            <text:p>1.82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屏東縣</text:p>
          </table:table-cell>
          <table:table-cell office:value-type="float" office:value="-540" table:style-name="ce33">
            <text:p>–540</text:p>
          </table:table-cell>
          <table:table-cell office:value-type="float" office:value="-0.67021050815608951" table:style-name="ce34">
            <text:p>–0.67</text:p>
          </table:table-cell>
          <table:table-cell office:value-type="float" office:value="-8.1542278492324236" table:style-name="ce26">
            <text:p>–8.15</text:p>
          </table:table-cell>
          <table:table-cell office:value-type="float" office:value="-311" table:style-name="ce35">
            <text:p>–311</text:p>
          </table:table-cell>
          <table:table-cell office:value-type="float" office:value="-0.38612099865043881" table:style-name="ce34">
            <text:p>–0.39</text:p>
          </table:table-cell>
          <table:table-cell office:value-type="float" office:value="-4.6978054835803391" table:style-name="ce34">
            <text:p>–4.70</text:p>
          </table:table-cell>
          <table:table-cell office:value-type="float" office:value="374" table:style-name="ce35">
            <text:p>374</text:p>
          </table:table-cell>
          <table:table-cell office:value-type="float" office:value="0.46433843567609046" table:style-name="ce34">
            <text:p>0.46</text:p>
          </table:table-cell>
          <table:table-cell office:value-type="float" office:value="5.6494509673924327" table:style-name="ce34">
            <text:p>5.65</text:p>
          </table:table-cell>
          <table:table-cell office:value-type="float" office:value="685" table:style-name="ce35">
            <text:p>685</text:p>
          </table:table-cell>
          <table:table-cell office:value-type="float" office:value="0.85045943432652915" table:style-name="ce34">
            <text:p>0.85</text:p>
          </table:table-cell>
          <table:table-cell office:value-type="float" office:value="10.34725645097277" table:style-name="ce34">
            <text:p>10.35</text:p>
          </table:table-cell>
          <table:table-cell office:value-type="float" office:value="310" table:style-name="ce35">
            <text:p>310</text:p>
          </table:table-cell>
          <table:table-cell office:value-type="float" office:value="306" table:style-name="ce35">
            <text:p>306</text:p>
          </table:table-cell>
          <table:table-cell office:value-type="float" office:value="4" table:style-name="ce35">
            <text:p>4</text:p>
          </table:table-cell>
          <table:table-cell office:value-type="float" office:value="0.384879452030984" table:style-name="ce34">
            <text:p>0.38</text:p>
          </table:table-cell>
          <table:table-cell office:value-type="float" office:value="4.6826999997103051" table:style-name="ce34">
            <text:p>4.68</text:p>
          </table:table-cell>
          <table:table-cell office:value-type="float" office:value="160" table:style-name="ce35">
            <text:p>160</text:p>
          </table:table-cell>
          <table:table-cell office:value-type="float" office:value="149" table:style-name="ce35">
            <text:p>149</text:p>
          </table:table-cell>
          <table:table-cell office:value-type="float" office:value="11" table:style-name="ce35">
            <text:p>11</text:p>
          </table:table-cell>
          <table:table-cell office:value-type="float" office:value="0.19864745911276596" table:style-name="ce34">
            <text:p>0.20</text:p>
          </table:table-cell>
          <table:table-cell office:value-type="float" office:value="2.4168774192053193" table:style-name="ce36">
            <text:p>2.42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32">
            <text:p>臺東縣</text:p>
          </table:table-cell>
          <table:table-cell office:value-type="float" office:value="-184" table:style-name="ce33">
            <text:p>–184</text:p>
          </table:table-cell>
          <table:table-cell office:value-type="float" office:value="-0.8609476038518048" table:style-name="ce34">
            <text:p>–0.86</text:p>
          </table:table-cell>
          <table:table-cell office:value-type="float" office:value="-10.474862513530292" table:style-name="ce26">
            <text:p>–10.47</text:p>
          </table:table-cell>
          <table:table-cell office:value-type="float" office:value="-136" table:style-name="ce35">
            <text:p>–136</text:p>
          </table:table-cell>
          <table:table-cell office:value-type="float" office:value="-0.63662662784492519" table:style-name="ce34">
            <text:p>–0.64</text:p>
          </table:table-cell>
          <table:table-cell office:value-type="float" office:value="-7.7456239721132567" table:style-name="ce34">
            <text:p>–7.75</text:p>
          </table:table-cell>
          <table:table-cell office:value-type="float" office:value="99" table:style-name="ce35">
            <text:p>99</text:p>
          </table:table-cell>
          <table:table-cell office:value-type="float" office:value="0.46342673644593824" table:style-name="ce34">
            <text:p>0.46</text:p>
          </table:table-cell>
          <table:table-cell office:value-type="float" office:value="5.6383586267589152" table:style-name="ce34">
            <text:p>5.64</text:p>
          </table:table-cell>
          <table:table-cell office:value-type="float" office:value="235" table:style-name="ce35">
            <text:p>235</text:p>
          </table:table-cell>
          <table:table-cell office:value-type="float" office:value="1.1000533642908634" table:style-name="ce34">
            <text:p>1.10</text:p>
          </table:table-cell>
          <table:table-cell office:value-type="float" office:value="13.383982598872171" table:style-name="ce34">
            <text:p>13.38</text:p>
          </table:table-cell>
          <table:table-cell office:value-type="float" office:value="95" table:style-name="ce35">
            <text:p>95</text:p>
          </table:table-cell>
          <table:table-cell office:value-type="float" office:value="92" table:style-name="ce35">
            <text:p>92</text:p>
          </table:table-cell>
          <table:table-cell office:value-type="float" office:value="3" table:style-name="ce35">
            <text:p>3</text:p>
          </table:table-cell>
          <table:table-cell office:value-type="float" office:value="0.444702423862264" table:style-name="ce34">
            <text:p>0.44</text:p>
          </table:table-cell>
          <table:table-cell office:value-type="float" office:value="5.4105461569908782" table:style-name="ce34">
            <text:p>5.41</text:p>
          </table:table-cell>
          <table:table-cell office:value-type="float" office:value="52" table:style-name="ce35">
            <text:p>52</text:p>
          </table:table-cell>
          <table:table-cell office:value-type="float" office:value="50" table:style-name="ce35">
            <text:p>50</text:p>
          </table:table-cell>
          <table:table-cell office:value-type="float" office:value="2" table:style-name="ce35">
            <text:p>2</text:p>
          </table:table-cell>
          <table:table-cell office:value-type="float" office:value="0.24341606358776552" table:style-name="ce34">
            <text:p>0.24</text:p>
          </table:table-cell>
          <table:table-cell office:value-type="float" office:value="2.9615621069844802" table:style-name="ce36">
            <text:p>2.96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花蓮縣</text:p>
          </table:table-cell>
          <table:table-cell office:value-type="float" office:value="-274" table:style-name="ce33">
            <text:p>–274</text:p>
          </table:table-cell>
          <table:table-cell office:value-type="float" office:value="-0.85100832062514942" table:style-name="ce34">
            <text:p>–0.85</text:p>
          </table:table-cell>
          <table:table-cell office:value-type="float" office:value="-10.353934567605988" table:style-name="ce26">
            <text:p>–10.35</text:p>
          </table:table-cell>
          <table:table-cell office:value-type="float" office:value="-43" table:style-name="ce35">
            <text:p>–43</text:p>
          </table:table-cell>
          <table:table-cell office:value-type="float" office:value="-0.13360925197462045" table:style-name="ce34">
            <text:p>–0.13</text:p>
          </table:table-cell>
          <table:table-cell office:value-type="float" office:value="-1.6255792323578822" table:style-name="ce34">
            <text:p>–1.63</text:p>
          </table:table-cell>
          <table:table-cell office:value-type="float" office:value="204" table:style-name="ce35">
            <text:p>204</text:p>
          </table:table-cell>
          <table:table-cell office:value-type="float" office:value="0.63386714890285056" table:style-name="ce34">
            <text:p>0.63</text:p>
          </table:table-cell>
          <table:table-cell office:value-type="float" office:value="7.7120503116513479" table:style-name="ce34">
            <text:p>7.71</text:p>
          </table:table-cell>
          <table:table-cell office:value-type="float" office:value="247" table:style-name="ce35">
            <text:p>247</text:p>
          </table:table-cell>
          <table:table-cell office:value-type="float" office:value="0.76747640087747093" table:style-name="ce34">
            <text:p>0.77</text:p>
          </table:table-cell>
          <table:table-cell office:value-type="float" office:value="9.3376295440092303" table:style-name="ce34">
            <text:p>9.34</text:p>
          </table:table-cell>
          <table:table-cell office:value-type="float" office:value="150" table:style-name="ce35">
            <text:p>150</text:p>
          </table:table-cell>
          <table:table-cell office:value-type="float" office:value="145" table:style-name="ce35">
            <text:p>145</text:p>
          </table:table-cell>
          <table:table-cell office:value-type="float" office:value="5" table:style-name="ce35">
            <text:p>5</text:p>
          </table:table-cell>
          <table:table-cell office:value-type="float" office:value="0.4660787859579783" table:style-name="ce34">
            <text:p>0.47</text:p>
          </table:table-cell>
          <table:table-cell office:value-type="float" office:value="5.6706252291554025" table:style-name="ce34">
            <text:p>5.67</text:p>
          </table:table-cell>
          <table:table-cell office:value-type="float" office:value="77" table:style-name="ce35">
            <text:p>77</text:p>
          </table:table-cell>
          <table:table-cell office:value-type="float" office:value="75" table:style-name="ce35">
            <text:p>75</text:p>
          </table:table-cell>
          <table:table-cell office:value-type="float" office:value="2" table:style-name="ce35">
            <text:p>2</text:p>
          </table:table-cell>
          <table:table-cell office:value-type="float" office:value="0.23925377679176221" table:style-name="ce34">
            <text:p>0.24</text:p>
          </table:table-cell>
          <table:table-cell office:value-type="float" office:value="2.9109209509664407" table:style-name="ce36">
            <text:p>2.91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澎湖縣</text:p>
          </table:table-cell>
          <table:table-cell office:value-type="float" office:value="163" table:style-name="ce33">
            <text:p>163</text:p>
          </table:table-cell>
          <table:table-cell office:value-type="float" office:value="1.5356062818544096" table:style-name="ce34">
            <text:p>1.54</text:p>
          </table:table-cell>
          <table:table-cell office:value-type="float" office:value="18.683209762561983" table:style-name="ce26">
            <text:p>18.68</text:p>
          </table:table-cell>
          <table:table-cell office:value-type="float" office:value="-1" table:style-name="ce35">
            <text:p>–1</text:p>
          </table:table-cell>
          <table:table-cell office:value-type="float" office:value="-9.4136695896110748E-3" table:style-name="ce34">
            <text:p>–0.01</text:p>
          </table:table-cell>
          <table:table-cell office:value-type="float" office:value="-0.11453298000693472" table:style-name="ce34">
            <text:p>–0.11</text:p>
          </table:table-cell>
          <table:table-cell office:value-type="float" office:value="90" table:style-name="ce35">
            <text:p>90</text:p>
          </table:table-cell>
          <table:table-cell office:value-type="float" office:value="0.84723026306499671" table:style-name="ce34">
            <text:p>0.85</text:p>
          </table:table-cell>
          <table:table-cell office:value-type="float" office:value="10.307968200624126" table:style-name="ce34">
            <text:p>10.31</text:p>
          </table:table-cell>
          <table:table-cell office:value-type="float" office:value="91" table:style-name="ce35">
            <text:p>91</text:p>
          </table:table-cell>
          <table:table-cell office:value-type="float" office:value="0.85664393265460781" table:style-name="ce34">
            <text:p>0.86</text:p>
          </table:table-cell>
          <table:table-cell office:value-type="float" office:value="10.422501180631061" table:style-name="ce34">
            <text:p>10.42</text:p>
          </table:table-cell>
          <table:table-cell office:value-type="float" office:value="71" table:style-name="ce35">
            <text:p>71</text:p>
          </table:table-cell>
          <table:table-cell office:value-type="float" office:value="70" table:style-name="ce35">
            <text:p>70</text:p>
          </table:table-cell>
          <table:table-cell office:value-type="float" office:value="1" table:style-name="ce35">
            <text:p>1</text:p>
          </table:table-cell>
          <table:table-cell office:value-type="float" office:value="0.66837054086238634" table:style-name="ce34">
            <text:p>0.67</text:p>
          </table:table-cell>
          <table:table-cell office:value-type="float" office:value="8.1318415804923667" table:style-name="ce34">
            <text:p>8.13</text:p>
          </table:table-cell>
          <table:table-cell office:value-type="float" office:value="28" table:style-name="ce35">
            <text:p>28</text:p>
          </table:table-cell>
          <table:table-cell office:value-type="float" office:value="27" table:style-name="ce35">
            <text:p>27</text:p>
          </table:table-cell>
          <table:table-cell office:value-type="float" office:value="1" table:style-name="ce35">
            <text:p>1</text:p>
          </table:table-cell>
          <table:table-cell office:value-type="float" office:value="0.26358274850911007" table:style-name="ce34">
            <text:p>0.26</text:p>
          </table:table-cell>
          <table:table-cell office:value-type="float" office:value="3.2069234401941724" table:style-name="ce36">
            <text:p>3.21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32">
            <text:p>基隆市</text:p>
          </table:table-cell>
          <table:table-cell office:value-type="float" office:value="-416" table:style-name="ce33">
            <text:p>–416</text:p>
          </table:table-cell>
          <table:table-cell office:value-type="float" office:value="-1.1404571698020101" table:style-name="ce34">
            <text:p>–1.14</text:p>
          </table:table-cell>
          <table:table-cell office:value-type="float" office:value="-13.875562232591122" table:style-name="ce26">
            <text:p>–13.88</text:p>
          </table:table-cell>
          <table:table-cell office:value-type="float" office:value="-95" table:style-name="ce35">
            <text:p>–95</text:p>
          </table:table-cell>
          <table:table-cell office:value-type="float" office:value="-0.26058953582146055" table:style-name="ce34">
            <text:p>–0.26</text:p>
          </table:table-cell>
          <table:table-cell office:value-type="float" office:value="-3.170506019161103" table:style-name="ce34">
            <text:p>–3.17</text:p>
          </table:table-cell>
          <table:table-cell office:value-type="float" office:value="184" table:style-name="ce35">
            <text:p>184</text:p>
          </table:table-cell>
          <table:table-cell office:value-type="float" office:value="0.50472078516998675" table:style-name="ce34">
            <text:p>0.50</text:p>
          </table:table-cell>
          <table:table-cell office:value-type="float" office:value="6.1407695529015047" table:style-name="ce34">
            <text:p>6.14</text:p>
          </table:table-cell>
          <table:table-cell office:value-type="float" office:value="279" table:style-name="ce35">
            <text:p>279</text:p>
          </table:table-cell>
          <table:table-cell office:value-type="float" office:value="0.76531032099144713" table:style-name="ce34">
            <text:p>0.77</text:p>
          </table:table-cell>
          <table:table-cell office:value-type="float" office:value="9.3112755720626073" table:style-name="ce34">
            <text:p>9.31</text:p>
          </table:table-cell>
          <table:table-cell office:value-type="float" office:value="144" table:style-name="ce35">
            <text:p>144</text:p>
          </table:table-cell>
          <table:table-cell office:value-type="float" office:value="142" table:style-name="ce35">
            <text:p>142</text:p>
          </table:table-cell>
          <table:table-cell office:value-type="float" office:value="2" table:style-name="ce35">
            <text:p>2</text:p>
          </table:table-cell>
          <table:table-cell office:value-type="float" office:value="0.39499887535042433" table:style-name="ce34">
            <text:p>0.39</text:p>
          </table:table-cell>
          <table:table-cell office:value-type="float" office:value="4.8058196500968293" table:style-name="ce34">
            <text:p>4.81</text:p>
          </table:table-cell>
          <table:table-cell office:value-type="float" office:value="66" table:style-name="ce35">
            <text:p>66</text:p>
          </table:table-cell>
          <table:table-cell office:value-type="float" office:value="65" table:style-name="ce35">
            <text:p>65</text:p>
          </table:table-cell>
          <table:table-cell office:value-type="float" office:value="1" table:style-name="ce35">
            <text:p>1</text:p>
          </table:table-cell>
          <table:table-cell office:value-type="float" office:value="0.18104115120227784" table:style-name="ce34">
            <text:p>0.18</text:p>
          </table:table-cell>
          <table:table-cell office:value-type="float" office:value="2.2026673396277139" table:style-name="ce36">
            <text:p>2.20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新竹市</text:p>
          </table:table-cell>
          <table:table-cell office:value-type="float" office:value="-179" table:style-name="ce33">
            <text:p>–179</text:p>
          </table:table-cell>
          <table:table-cell office:value-type="float" office:value="-0.39527961063854217" table:style-name="ce34">
            <text:p>–0.40</text:p>
          </table:table-cell>
          <table:table-cell office:value-type="float" office:value="-4.8092352627689294" table:style-name="ce26">
            <text:p>–4.81</text:p>
          </table:table-cell>
          <table:table-cell office:value-type="float" office:value="62" table:style-name="ce35">
            <text:p>62</text:p>
          </table:table-cell>
          <table:table-cell office:value-type="float" office:value="0.13693955554279416" table:style-name="ce34">
            <text:p>0.14</text:p>
          </table:table-cell>
          <table:table-cell office:value-type="float" office:value="1.6660979257706623" table:style-name="ce34">
            <text:p>1.67</text:p>
          </table:table-cell>
          <table:table-cell office:value-type="float" office:value="295" table:style-name="ce35">
            <text:p>295</text:p>
          </table:table-cell>
          <table:table-cell office:value-type="float" office:value="0.65156724008264966" table:style-name="ce34">
            <text:p>0.65</text:p>
          </table:table-cell>
          <table:table-cell office:value-type="float" office:value="7.9274014210055714" table:style-name="ce34">
            <text:p>7.93</text:p>
          </table:table-cell>
          <table:table-cell office:value-type="float" office:value="233" table:style-name="ce35">
            <text:p>233</text:p>
          </table:table-cell>
          <table:table-cell office:value-type="float" office:value="0.51462768453985552" table:style-name="ce34">
            <text:p>0.51</text:p>
          </table:table-cell>
          <table:table-cell office:value-type="float" office:value="6.261303495234908" table:style-name="ce34">
            <text:p>6.26</text:p>
          </table:table-cell>
          <table:table-cell office:value-type="float" office:value="236" table:style-name="ce35">
            <text:p>236</text:p>
          </table:table-cell>
          <table:table-cell office:value-type="float" office:value="231" table:style-name="ce35">
            <text:p>231</text:p>
          </table:table-cell>
          <table:table-cell office:value-type="float" office:value="5" table:style-name="ce35">
            <text:p>5</text:p>
          </table:table-cell>
          <table:table-cell office:value-type="float" office:value="0.52125379206611966" table:style-name="ce34">
            <text:p>0.52</text:p>
          </table:table-cell>
          <table:table-cell office:value-type="float" office:value="6.3419211368044559" table:style-name="ce34">
            <text:p>6.34</text:p>
          </table:table-cell>
          <table:table-cell office:value-type="float" office:value="88" table:style-name="ce35">
            <text:p>88</text:p>
          </table:table-cell>
          <table:table-cell office:value-type="float" office:value="87" table:style-name="ce35">
            <text:p>87</text:p>
          </table:table-cell>
          <table:table-cell office:value-type="float" office:value="1" table:style-name="ce35">
            <text:p>1</text:p>
          </table:table-cell>
          <table:table-cell office:value-type="float" office:value="0.19436582077041753" table:style-name="ce34">
            <text:p>0.19</text:p>
          </table:table-cell>
          <table:table-cell office:value-type="float" office:value="2.3647841527067466" table:style-name="ce36">
            <text:p>2.36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嘉義市</text:p>
          </table:table-cell>
          <table:table-cell office:value-type="float" office:value="-254" table:style-name="ce33">
            <text:p>–254</text:p>
          </table:table-cell>
          <table:table-cell office:value-type="float" office:value="-0.95773883140780069" table:style-name="ce34">
            <text:p>–0.96</text:p>
          </table:table-cell>
          <table:table-cell office:value-type="float" office:value="-11.652489115461574" table:style-name="ce26">
            <text:p>–11.65</text:p>
          </table:table-cell>
          <table:table-cell office:value-type="float" office:value="-46" table:style-name="ce35">
            <text:p>–46</text:p>
          </table:table-cell>
          <table:table-cell office:value-type="float" office:value="-0.17353186384539065" table:style-name="ce34">
            <text:p>–0.17</text:p>
          </table:table-cell>
          <table:table-cell office:value-type="float" office:value="-2.1113043434522534" table:style-name="ce34">
            <text:p>–2.11</text:p>
          </table:table-cell>
          <table:table-cell office:value-type="float" office:value="140" table:style-name="ce35">
            <text:p>140</text:p>
          </table:table-cell>
          <table:table-cell office:value-type="float" office:value="0.52814045518162367" table:style-name="ce34">
            <text:p>0.53</text:p>
          </table:table-cell>
          <table:table-cell office:value-type="float" office:value="6.425708871376421" table:style-name="ce34">
            <text:p>6.43</text:p>
          </table:table-cell>
          <table:table-cell office:value-type="float" office:value="186" table:style-name="ce35">
            <text:p>186</text:p>
          </table:table-cell>
          <table:table-cell office:value-type="float" office:value="0.70167231902701444" table:style-name="ce34">
            <text:p>0.70</text:p>
          </table:table-cell>
          <table:table-cell office:value-type="float" office:value="8.5370132148286757" table:style-name="ce34">
            <text:p>8.54</text:p>
          </table:table-cell>
          <table:table-cell office:value-type="float" office:value="117" table:style-name="ce35">
            <text:p>117</text:p>
          </table:table-cell>
          <table:table-cell office:value-type="float" office:value="115" table:style-name="ce35">
            <text:p>115</text:p>
          </table:table-cell>
          <table:table-cell office:value-type="float" office:value="2" table:style-name="ce35">
            <text:p>2</text:p>
          </table:table-cell>
          <table:table-cell office:value-type="float" office:value="0.4413745232589284" table:style-name="ce34">
            <text:p>0.44</text:p>
          </table:table-cell>
          <table:table-cell office:value-type="float" office:value="5.370056699650295" table:style-name="ce34">
            <text:p>5.37</text:p>
          </table:table-cell>
          <table:table-cell office:value-type="float" office:value="38" table:style-name="ce35">
            <text:p>38</text:p>
          </table:table-cell>
          <table:table-cell office:value-type="float" office:value="38" table:style-name="ce35">
            <text:p>38</text:p>
          </table:table-cell>
          <table:table-cell office:value-type="float" office:value="0" table:style-name="ce35">
            <text:p>—</text:p>
          </table:table-cell>
          <table:table-cell office:value-type="float" office:value="0.14335240926358359" table:style-name="ce34">
            <text:p>0.14</text:p>
          </table:table-cell>
          <table:table-cell office:value-type="float" office:value="1.7441209793736003" table:style-name="ce36">
            <text:p>1.74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24">
            <text:p>福建省</text:p>
          </table:table-cell>
          <table:table-cell office:value-type="float" office:value="208" table:style-name="ce25">
            <text:p>208</text:p>
          </table:table-cell>
          <table:table-cell office:value-type="float" office:value="1.3445725810622122" table:style-name="ce26">
            <text:p>1.34</text:p>
          </table:table-cell>
          <table:table-cell office:value-type="float" office:value="16.358966402923581" table:style-name="ce26">
            <text:p>16.36</text:p>
          </table:table-cell>
          <table:table-cell office:value-type="float" office:value="34" table:style-name="ce28">
            <text:p>34</text:p>
          </table:table-cell>
          <table:table-cell office:value-type="float" office:value="0.21963824289405684" table:style-name="ce26">
            <text:p>0.22</text:p>
          </table:table-cell>
          <table:table-cell office:value-type="float" office:value="2.6722652885443581" table:style-name="ce26">
            <text:p>2.67</text:p>
          </table:table-cell>
          <table:table-cell office:value-type="float" office:value="99" table:style-name="ce28">
            <text:p>99</text:p>
          </table:table-cell>
          <table:table-cell office:value-type="float" office:value="0.63953488372093015" table:style-name="ce26">
            <text:p>0.64</text:p>
          </table:table-cell>
          <table:table-cell office:value-type="float" office:value="7.7810077519379846" table:style-name="ce26">
            <text:p>7.78</text:p>
          </table:table-cell>
          <table:table-cell office:value-type="float" office:value="65" table:style-name="ce28">
            <text:p>65</text:p>
          </table:table-cell>
          <table:table-cell office:value-type="float" office:value="0.41989664082687339" table:style-name="ce26">
            <text:p>0.42</text:p>
          </table:table-cell>
          <table:table-cell office:value-type="float" office:value="5.1087424633936269" table:style-name="ce26">
            <text:p>5.11</text:p>
          </table:table-cell>
          <table:table-cell office:value-type="float" office:value="55" table:style-name="ce28">
            <text:p>55</text:p>
          </table:table-cell>
          <table:table-cell office:value-type="float" office:value="54" table:style-name="ce28">
            <text:p>54</text:p>
          </table:table-cell>
          <table:table-cell office:value-type="float" office:value="1" table:style-name="ce28">
            <text:p>1</text:p>
          </table:table-cell>
          <table:table-cell office:value-type="float" office:value="0.355297157622739" table:style-name="ce26">
            <text:p>0.36</text:p>
          </table:table-cell>
          <table:table-cell office:value-type="float" office:value="4.3227820844099911" table:style-name="ce26">
            <text:p>4.32</text:p>
          </table:table-cell>
          <table:table-cell office:value-type="float" office:value="18" table:style-name="ce28">
            <text:p>18</text:p>
          </table:table-cell>
          <table:table-cell office:value-type="float" office:value="18" table:style-name="ce28">
            <text:p>18</text:p>
          </table:table-cell>
          <table:table-cell office:value-type="float" office:value="0" table:style-name="ce28">
            <text:p>—</text:p>
          </table:table-cell>
          <table:table-cell office:value-type="float" office:value="0.11627906976744187" table:style-name="ce26">
            <text:p>0.12</text:p>
          </table:table-cell>
          <table:table-cell office:value-type="float" office:value="1.4147286821705427" table:style-name="ce31">
            <text:p>1.41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32">
            <text:p>金門縣</text:p>
          </table:table-cell>
          <table:table-cell office:value-type="float" office:value="147" table:style-name="ce33">
            <text:p>147</text:p>
          </table:table-cell>
          <table:table-cell office:value-type="float" office:value="1.041223969400765" table:style-name="ce34">
            <text:p>1.04</text:p>
          </table:table-cell>
          <table:table-cell office:value-type="float" office:value="12.66822496104264" table:style-name="ce26">
            <text:p>12.67</text:p>
          </table:table-cell>
          <table:table-cell office:value-type="float" office:value="28" table:style-name="ce35">
            <text:p>28</text:p>
          </table:table-cell>
          <table:table-cell office:value-type="float" office:value="0.19822517672128478" table:style-name="ce34">
            <text:p>0.20</text:p>
          </table:table-cell>
          <table:table-cell office:value-type="float" office:value="2.4117396501089643" table:style-name="ce34">
            <text:p>2.41</text:p>
          </table:table-cell>
          <table:table-cell office:value-type="float" office:value="87" table:style-name="ce35">
            <text:p>87</text:p>
          </table:table-cell>
          <table:table-cell office:value-type="float" office:value="0.6159139419554206" table:style-name="ce34">
            <text:p>0.62</text:p>
          </table:table-cell>
          <table:table-cell office:value-type="float" office:value="7.4936196271242848" table:style-name="ce34">
            <text:p>7.49</text:p>
          </table:table-cell>
          <table:table-cell office:value-type="float" office:value="59" table:style-name="ce35">
            <text:p>59</text:p>
          </table:table-cell>
          <table:table-cell office:value-type="float" office:value="0.41768876523413584" table:style-name="ce34">
            <text:p>0.42</text:p>
          </table:table-cell>
          <table:table-cell office:value-type="float" office:value="5.0818799770153182" table:style-name="ce34">
            <text:p>5.08</text:p>
          </table:table-cell>
          <table:table-cell office:value-type="float" office:value="46" table:style-name="ce35">
            <text:p>46</text:p>
          </table:table-cell>
          <table:table-cell office:value-type="float" office:value="45" table:style-name="ce35">
            <text:p>45</text:p>
          </table:table-cell>
          <table:table-cell office:value-type="float" office:value="1" table:style-name="ce35">
            <text:p>1</text:p>
          </table:table-cell>
          <table:table-cell office:value-type="float" office:value="0.32565564747068215" table:style-name="ce34">
            <text:p>0.33</text:p>
          </table:table-cell>
          <table:table-cell office:value-type="float" office:value="3.9621437108932995" table:style-name="ce34">
            <text:p>3.96</text:p>
          </table:table-cell>
          <table:table-cell office:value-type="float" office:value="16" table:style-name="ce35">
            <text:p>16</text:p>
          </table:table-cell>
          <table:table-cell office:value-type="float" office:value="16" table:style-name="ce35">
            <text:p>16</text:p>
          </table:table-cell>
          <table:table-cell office:value-type="float" office:value="0" table:style-name="ce35">
            <text:p>—</text:p>
          </table:table-cell>
          <table:table-cell office:value-type="float" office:value="0.11327152955501987" table:style-name="ce34">
            <text:p>0.11</text:p>
          </table:table-cell>
          <table:table-cell office:value-type="float" office:value="1.3781369429194084" table:style-name="ce36">
            <text:p>1.38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連江縣</text:p>
          </table:table-cell>
          <table:table-cell office:value-type="float" office:value="61" table:style-name="ce33">
            <text:p>61</text:p>
          </table:table-cell>
          <table:table-cell office:value-type="float" office:value="4.5131695767978695" table:style-name="ce34">
            <text:p>4.51</text:p>
          </table:table-cell>
          <table:table-cell office:value-type="float" office:value="54.910229851040739" table:style-name="ce26">
            <text:p>54.91</text:p>
          </table:table-cell>
          <table:table-cell office:value-type="float" office:value="6" table:style-name="ce35">
            <text:p>6</text:p>
          </table:table-cell>
          <table:table-cell office:value-type="float" office:value="0.44291883512346364" table:style-name="ce34">
            <text:p>0.44</text:p>
          </table:table-cell>
          <table:table-cell office:value-type="float" office:value="5.3888458273354747" table:style-name="ce34">
            <text:p>5.39</text:p>
          </table:table-cell>
          <table:table-cell office:value-type="float" office:value="12" table:style-name="ce35">
            <text:p>12</text:p>
          </table:table-cell>
          <table:table-cell office:value-type="float" office:value="0.88583767024692728" table:style-name="ce34">
            <text:p>0.89</text:p>
          </table:table-cell>
          <table:table-cell office:value-type="float" office:value="10.777691654670949" table:style-name="ce34">
            <text:p>10.78</text:p>
          </table:table-cell>
          <table:table-cell office:value-type="float" office:value="6" table:style-name="ce35">
            <text:p>6</text:p>
          </table:table-cell>
          <table:table-cell office:value-type="float" office:value="0.44291883512346364" table:style-name="ce34">
            <text:p>0.44</text:p>
          </table:table-cell>
          <table:table-cell office:value-type="float" office:value="5.3888458273354747" table:style-name="ce34">
            <text:p>5.39</text:p>
          </table:table-cell>
          <table:table-cell office:value-type="float" office:value="9" table:style-name="ce35">
            <text:p>9</text:p>
          </table:table-cell>
          <table:table-cell office:value-type="float" office:value="9" table:style-name="ce35">
            <text:p>9</text:p>
          </table:table-cell>
          <table:table-cell office:value-type="float" office:value="0" table:style-name="ce35">
            <text:p>—</text:p>
          </table:table-cell>
          <table:table-cell office:value-type="float" office:value="0.66437825268519546" table:style-name="ce34">
            <text:p>0.66</text:p>
          </table:table-cell>
          <table:table-cell office:value-type="float" office:value="8.0832687410032111" table:style-name="ce34">
            <text:p>8.08</text:p>
          </table:table-cell>
          <table:table-cell office:value-type="float" office:value="2" table:style-name="ce35">
            <text:p>2</text:p>
          </table:table-cell>
          <table:table-cell office:value-type="float" office:value="2" table:style-name="ce35">
            <text:p>2</text:p>
          </table:table-cell>
          <table:table-cell office:value-type="float" office:value="0" table:style-name="ce35">
            <text:p>—</text:p>
          </table:table-cell>
          <table:table-cell office:value-type="float" office:value="0.14763961170782119" table:style-name="ce34">
            <text:p>0.15</text:p>
          </table:table-cell>
          <table:table-cell office:value-type="float" office:value="1.7962819424451577" table:style-name="ce36">
            <text:p>1.80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8">
          <table:table-cell table:style-name="ce37"/>
          <table:table-cell table:style-name="ce38"/>
          <table:table-cell table:style-name="ce39"/>
          <table:table-cell table:style-name="ce40"/>
          <table:table-cell table:style-name="ce41"/>
          <table:table-cell table:number-columns-repeated="2" table:style-name="ce39"/>
          <table:table-cell table:style-name="ce41"/>
          <table:table-cell table:number-columns-repeated="2" table:style-name="ce39"/>
          <table:table-cell table:style-name="ce41"/>
          <table:table-cell table:number-columns-repeated="2" table:style-name="ce39"/>
          <table:table-cell table:number-columns-repeated="3" table:style-name="ce41"/>
          <table:table-cell table:number-columns-repeated="2" table:style-name="ce39"/>
          <table:table-cell table:number-columns-repeated="3" table:style-name="ce41"/>
          <table:table-cell table:style-name="ce39"/>
          <table:table-cell table:style-name="ce42"/>
          <table:table-cell table:style-name="ce43"/>
          <table:table-cell table:number-columns-repeated="16360" table:style-name="ce3"/>
        </table:table-row>
        <table:table-row table:style-name="ro4">
          <table:table-cell office:value-type="string" table:style-name="ce44">
            <text:p>說明：1.本表各項比率均為千分率，除較上月底人口增加(月增加率及折合年增加率)係以上月底人口數為分母外，其餘均以月中人口數為分母，</text:p>
          </table:table-cell>
          <table:table-cell table:number-columns-repeated="16" table:style-name="ce45"/>
          <table:table-cell table:number-columns-repeated="5" table:style-name="ce3"/>
          <table:table-cell office:value-type="string" table:style-name="ce46">
            <text:p><text:s text:c="16"/>內政部戶政司 110年12月10日編製</text:p>
          </table:table-cell>
          <table:table-cell table:number-columns-repeated="16361" table:style-name="ce3"/>
        </table:table-row>
        <table:table-row table:style-name="ro9">
          <table:table-cell office:value-type="string" table:style-name="ce47">
            <text:p><text:s text:c="7"/>「0.00」表示未滿百分之0.005。</text:p>
          </table:table-cell>
          <table:table-cell table:number-columns-repeated="16" table:style-name="ce45"/>
          <table:table-cell table:style-name="ce46"/>
          <table:table-cell table:number-columns-repeated="5" table:style-name="ce43"/>
          <table:table-cell table:number-columns-repeated="16361" table:style-name="ce48"/>
        </table:table-row>
        <table:table-row table:style-name="ro10">
          <table:table-cell office:value-type="string" table:style-name="ce49">
            <text:p><text:s text:c="6"/>2.折合年之比率為本月人數(對數)÷本月月中人口<text:span text:style-name="T5">×</text:span>本年日數<text:span text:style-name="T5">÷</text:span>本月日數×1000。</text:p>
          </table:table-cell>
          <table:table-cell table:number-columns-repeated="22" table:style-name="ce50"/>
          <table:table-cell table:number-columns-repeated="16361" table:style-name="ce45"/>
        </table:table-row>
        <table:table-row table:style-name="ro11">
          <table:table-cell office:value-type="string" table:style-name="ce49">
            <text:p><text:s text:c="6"/>3.本表相同性別2人之結婚及終止結婚資料係自108年5月24日起統計。</text:p>
          </table:table-cell>
          <table:table-cell table:number-columns-repeated="21" table:style-name="ce45"/>
          <table:table-cell table:style-name="ce3"/>
          <table:table-cell table:number-columns-repeated="16361" table:style-name="ce45"/>
        </table:table-row>
        <table:table-row table:number-rows-repeated="38" table:style-name="ro11">
          <table:table-cell table:number-columns-repeated="16384" table:style-name="ce45"/>
        </table:table-row>
        <table:table-row table:number-rows-repeated="2843" table:style-name="ro12">
          <table:table-cell table:number-columns-repeated="16384" table:style-name="ce45"/>
        </table:table-row>
        <table:table-row table:style-name="ro12">
          <table:table-cell table:number-columns-repeated="23" table:style-name="ce45"/>
          <table:table-cell table:number-columns-repeated="16361"/>
        </table:table-row>
        <table:table-row table:number-rows-repeated="1045659" table:style-name="ro12">
          <table:table-cell table:number-columns-repeated="16384"/>
        </table:table-row>
        <table:named-expressions>
          <table:named-expression table:name="\a" table:expression="of:=[.#REF!]" table:base-cell-address="06-人口增加&amp;生死結離.$A$1"/>
          <table:named-expression table:name="\b" table:expression="of:=[.#REF!]" table:base-cell-address="06-人口增加&amp;生死結離.$A$1"/>
          <table:named-expression table:name="NAME" table:expression="of:=[.#REF!]" table:base-cell-address="06-人口增加&amp;生死結離.$A$1"/>
          <table:named-expression table:name="P_1" table:expression="of:=[.#REF!]" table:base-cell-address="06-人口增加&amp;生死結離.$A$1"/>
          <table:named-expression table:name="P_11" table:expression="of:=[.#REF!]" table:base-cell-address="06-人口增加&amp;生死結離.$A$1"/>
          <table:named-expression table:name="P_2" table:expression="of:=[.#REF!]" table:base-cell-address="06-人口增加&amp;生死結離.$A$1"/>
          <table:named-range table:name="Print_Area" table:cell-range-address="06-人口增加&amp;生死結離.$A$1:06-人口增加&amp;生死結離.$W$36" table:base-cell-address="06-人口增加&amp;生死結離.$A$1"/>
          <table:named-expression table:name="PRINT_AREA_MI" table:expression="of:=[.#REF!]" table:base-cell-address="06-人口增加&amp;生死結離.$A$1"/>
          <table:named-range table:name="Print_Titles" table:cell-range-address="06-人口增加&amp;生死結離.$A$1:06-人口增加&amp;生死結離.$XFD$5" table:base-cell-address="06-人口增加&amp;生死結離.$A$1"/>
          <table:named-expression table:name="rd_rf_f_97y_9802_data" table:expression="of:=[.#REF!]" table:base-cell-address="06-人口增加&amp;生死結離.$A$1"/>
          <table:named-expression table:name="rd_rg_f_84y_97y_data" table:expression="of:=[.#REF!]" table:base-cell-address="06-人口增加&amp;生死結離.$A$1"/>
          <table:named-expression table:name="rd_rg_f_9805_data" table:expression="of:=[.#REF!]" table:base-cell-address="06-人口增加&amp;生死結離.$A$1"/>
          <table:named-expression table:name="rd_rg_f_9806_data" table:expression="of:=[.#REF!]" table:base-cell-address="06-人口增加&amp;生死結離.$A$1"/>
          <table:named-expression table:name="rd_rg_f_9807_data" table:expression="of:=[.#REF!]" table:base-cell-address="06-人口增加&amp;生死結離.$A$1"/>
          <table:named-expression table:name="rd_rg_f_9808_data" table:expression="of:=[.#REF!]" table:base-cell-address="06-人口增加&amp;生死結離.$A$1"/>
          <table:named-expression table:name="rd_rg_f_98y_9803_data" table:expression="of:=[.#REF!]" table:base-cell-address="06-人口增加&amp;生死結離.$A$1"/>
          <table:named-expression table:name="rd_rg_f_98y_9804_data" table:expression="of:=[.#REF!]" table:base-cell-address="06-人口增加&amp;生死結離.$A$1"/>
          <table:named-expression table:name="rd_rg_q_84y_97y_data" table:expression="of:=[.#REF!]" table:base-cell-address="06-人口增加&amp;生死結離.$A$1"/>
          <table:named-expression table:name="rd_rg_q_97y_9802_data" table:expression="of:=[.#REF!]" table:base-cell-address="06-人口增加&amp;生死結離.$A$1"/>
          <table:named-expression table:name="rd_rg_q_9805_data" table:expression="of:=[.#REF!]" table:base-cell-address="06-人口增加&amp;生死結離.$A$1"/>
          <table:named-expression table:name="rd_rg_q_9806_data" table:expression="of:=[.#REF!]" table:base-cell-address="06-人口增加&amp;生死結離.$A$1"/>
          <table:named-expression table:name="rd_rg_q_9807_data" table:expression="of:=[.#REF!]" table:base-cell-address="06-人口增加&amp;生死結離.$A$1"/>
          <table:named-expression table:name="rd_rg_q_9808_data" table:expression="of:=[.#REF!]" table:base-cell-address="06-人口增加&amp;生死結離.$A$1"/>
          <table:named-expression table:name="rd_rg_q_98y_9803_data" table:expression="of:=[.#REF!]" table:base-cell-address="06-人口增加&amp;生死結離.$A$1"/>
          <table:named-expression table:name="rd_rg_q_98y_9804_data" table:expression="of:=[.#REF!]" table:base-cell-address="06-人口增加&amp;生死結離.$A$1"/>
          <table:named-expression table:name="rd_rg_q9607" table:expression="of:=[.#REF!]" table:base-cell-address="06-人口增加&amp;生死結離.$A$1"/>
          <table:named-expression table:name="rd_t_84y_97y_data" table:expression="of:=[.#REF!]" table:base-cell-address="06-人口增加&amp;生死結離.$A$1"/>
          <table:named-expression table:name="rd_t_97y_9802_data" table:expression="of:=[.#REF!]" table:base-cell-address="06-人口增加&amp;生死結離.$A$1"/>
          <table:named-expression table:name="rd_t_9805_data" table:expression="of:=[.#REF!]" table:base-cell-address="06-人口增加&amp;生死結離.$A$1"/>
          <table:named-expression table:name="rd_t_9806_data" table:expression="of:=[.#REF!]" table:base-cell-address="06-人口增加&amp;生死結離.$A$1"/>
          <table:named-expression table:name="rd_t_9807_data" table:expression="of:=[.#REF!]" table:base-cell-address="06-人口增加&amp;生死結離.$A$1"/>
          <table:named-expression table:name="rd_t_9808_data" table:expression="of:=[.#REF!]" table:base-cell-address="06-人口增加&amp;生死結離.$A$1"/>
          <table:named-expression table:name="rd_t_98y_9803_data" table:expression="of:=[.#REF!]" table:base-cell-address="06-人口增加&amp;生死結離.$A$1"/>
          <table:named-expression table:name="rd_t_98y_9804_data" table:expression="of:=[.#REF!]" table:base-cell-address="06-人口增加&amp;生死結離.$A$1"/>
          <table:named-expression table:name="rd_t9607" table:expression="of:=[.#REF!]" table:base-cell-address="06-人口增加&amp;生死結離.$A$1"/>
          <table:named-expression table:name="月底人口數" table:expression="of:=[.#REF!]" table:base-cell-address="06-人口增加&amp;生死結離.$A$1"/>
          <table:named-expression table:name="出生" table:expression="of:=[.#REF!]" table:base-cell-address="06-人口增加&amp;生死結離.$A$1"/>
          <table:named-expression table:name="死亡" table:expression="of:=[.#REF!]" table:base-cell-address="06-人口增加&amp;生死結離.$A$1"/>
          <table:named-expression table:name="結婚" table:expression="of:=[.#REF!]" table:base-cell-address="06-人口增加&amp;生死結離.$A$1"/>
          <table:named-expression table:name="鄰數戶數" table:expression="of:=[.#REF!]" table:base-cell-address="06-人口增加&amp;生死結離.$A$1"/>
          <table:named-expression table:name="離婚" table:expression="of:=[.#REF!]" table:base-cell-address="06-人口增加&amp;生死結離.$A$1"/>
        </table:named-expressions>
      </table:table>
      <table:table table:name="'file:///C:/Users/moi1849/Desktop/123/3/1.月報/06速(月)報套印/11011/上網各月速報公式(11月).xls'#說明" table:style-name="ta2">
        <table:table-source xlink:href="file:///C:/Users/moi1849/Desktop/123/3/1.月報/06速(月)報套印/11011/上網各月速報公式(11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60" table:style-name="ta2">
        <table:table-source xlink:href="file:///C:/Users/moi1849/Desktop/123/3/1.月報/06速(月)報套印/11011/上網各月速報公式(11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70" table:style-name="ta2">
        <table:table-source xlink:href="file:///C:/Users/moi1849/Desktop/123/3/1.月報/06速(月)報套印/11011/上網各月速報公式(11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B0" table:style-name="ta2">
        <table:table-source xlink:href="file:///C:/Users/moi1849/Desktop/123/3/1.月報/06速(月)報套印/11011/上網各月速報公式(11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1-年月別(貼01-縣市別)" table:style-name="ta2">
        <table:table-source xlink:href="file:///C:/Users/moi1849/Desktop/123/3/1.月報/06速(月)報套印/11011/上網各月速報公式(11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1-縣市別" table:style-name="ta2">
        <table:table-source xlink:href="file:///C:/Users/moi1849/Desktop/123/3/1.月報/06速(月)報套印/11011/上網各月速報公式(11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1-年齡結構" table:style-name="ta2">
        <table:table-source xlink:href="file:///C:/Users/moi1849/Desktop/123/3/1.月報/06速(月)報套印/11011/上網各月速報公式(11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1資料分析" table:style-name="ta2">
        <table:table-source xlink:href="file:///C:/Users/moi1849/Desktop/123/3/1.月報/06速(月)報套印/11011/上網各月速報公式(11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1分析(草稿)" table:style-name="ta2">
        <table:table-source xlink:href="file:///C:/Users/moi1849/Desktop/123/3/1.月報/06速(月)報套印/11011/上網各月速報公式(11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2-年月別" table:style-name="ta2">
        <table:table-source xlink:href="file:///C:/Users/moi1849/Desktop/123/3/1.月報/06速(月)報套印/11011/上網各月速報公式(11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2-縣市別" table:style-name="ta2">
        <table:table-source xlink:href="file:///C:/Users/moi1849/Desktop/123/3/1.月報/06速(月)報套印/11011/上網各月速報公式(11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4-單一年齡" table:style-name="ta2">
        <table:table-source xlink:href="file:///C:/Users/moi1849/Desktop/123/3/1.月報/06速(月)報套印/11011/上網各月速報公式(11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5-年齡結構" table:style-name="ta2">
        <table:table-source xlink:href="file:///C:/Users/moi1849/Desktop/123/3/1.月報/06速(月)報套印/11011/上網各月速報公式(11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6-人口增加&amp;生死結離" table:style-name="ta2">
        <table:table-source xlink:href="file:///C:/Users/moi1849/Desktop/123/3/1.月報/06速(月)報套印/11011/上網各月速報公式(11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7-年月別" table:style-name="ta2">
        <table:table-source xlink:href="file:///C:/Users/moi1849/Desktop/123/3/1.月報/06速(月)報套印/11011/上網各月速報公式(11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7-縣市別" table:style-name="ta2">
        <table:table-source xlink:href="file:///C:/Users/moi1849/Desktop/123/3/1.月報/06速(月)報套印/11011/上網各月速報公式(11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0-年月別" table:style-name="ta2">
        <table:table-source xlink:href="file:///C:/Users/moi1849/Desktop/123/3/1.月報/06速(月)報套印/11011/上網各月速報公式(11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0-縣市別" table:style-name="ta2">
        <table:table-source xlink:href="file:///C:/Users/moi1849/Desktop/123/3/1.月報/06速(月)報套印/11011/上網各月速報公式(11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1-遷徙" table:style-name="ta2">
        <table:table-source xlink:href="file:///C:/Users/moi1849/Desktop/123/3/1.月報/06速(月)報套印/11011/上網各月速報公式(11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6-人口增加&amp;生死結離.$A$1"/>
        <table:named-expression table:name="\b" table:expression="of:=[.#REF!]" table:base-cell-address="06-人口增加&amp;生死結離.$A$1"/>
        <table:named-expression table:name="NAME" table:expression="of:=[.#REF!]" table:base-cell-address="06-人口增加&amp;生死結離.$A$1"/>
        <table:named-expression table:name="P_1" table:expression="of:=[.#REF!]" table:base-cell-address="06-人口增加&amp;生死結離.$A$1"/>
        <table:named-expression table:name="P_11" table:expression="of:=[.#REF!]" table:base-cell-address="06-人口增加&amp;生死結離.$A$1"/>
        <table:named-expression table:name="P_2" table:expression="of:=[.#REF!]" table:base-cell-address="06-人口增加&amp;生死結離.$A$1"/>
        <table:named-expression table:name="Print_Area" table:expression="of:=[.#REF!]" table:base-cell-address="06-人口增加&amp;生死結離.$A$1"/>
        <table:named-expression table:name="PRINT_AREA_MI" table:expression="of:=[.#REF!]" table:base-cell-address="06-人口增加&amp;生死結離.$A$1"/>
        <table:named-expression table:name="rd_rf_f_97y_9802_data" table:expression="of:=[.#REF!]" table:base-cell-address="06-人口增加&amp;生死結離.$A$1"/>
        <table:named-expression table:name="rd_rg_f_84y_97y_data" table:expression="of:=[.#REF!]" table:base-cell-address="06-人口增加&amp;生死結離.$A$1"/>
        <table:named-expression table:name="rd_rg_f_9805_data" table:expression="of:=[.#REF!]" table:base-cell-address="06-人口增加&amp;生死結離.$A$1"/>
        <table:named-expression table:name="rd_rg_f_9806_data" table:expression="of:=[.#REF!]" table:base-cell-address="06-人口增加&amp;生死結離.$A$1"/>
        <table:named-expression table:name="rd_rg_f_9807_data" table:expression="of:=[.#REF!]" table:base-cell-address="06-人口增加&amp;生死結離.$A$1"/>
        <table:named-expression table:name="rd_rg_f_9808_data" table:expression="of:=[.#REF!]" table:base-cell-address="06-人口增加&amp;生死結離.$A$1"/>
        <table:named-expression table:name="rd_rg_f_98y_9803_data" table:expression="of:=[.#REF!]" table:base-cell-address="06-人口增加&amp;生死結離.$A$1"/>
        <table:named-expression table:name="rd_rg_f_98y_9804_data" table:expression="of:=[.#REF!]" table:base-cell-address="06-人口增加&amp;生死結離.$A$1"/>
        <table:named-expression table:name="rd_rg_q_84y_97y_data" table:expression="of:=[.#REF!]" table:base-cell-address="06-人口增加&amp;生死結離.$A$1"/>
        <table:named-expression table:name="rd_rg_q_97y_9802_data" table:expression="of:=[.#REF!]" table:base-cell-address="06-人口增加&amp;生死結離.$A$1"/>
        <table:named-expression table:name="rd_rg_q_9805_data" table:expression="of:=[.#REF!]" table:base-cell-address="06-人口增加&amp;生死結離.$A$1"/>
        <table:named-expression table:name="rd_rg_q_9806_data" table:expression="of:=[.#REF!]" table:base-cell-address="06-人口增加&amp;生死結離.$A$1"/>
        <table:named-expression table:name="rd_rg_q_9807_data" table:expression="of:=[.#REF!]" table:base-cell-address="06-人口增加&amp;生死結離.$A$1"/>
        <table:named-expression table:name="rd_rg_q_9808_data" table:expression="of:=[.#REF!]" table:base-cell-address="06-人口增加&amp;生死結離.$A$1"/>
        <table:named-expression table:name="rd_rg_q_98y_9803_data" table:expression="of:=[.#REF!]" table:base-cell-address="06-人口增加&amp;生死結離.$A$1"/>
        <table:named-expression table:name="rd_rg_q_98y_9804_data" table:expression="of:=[.#REF!]" table:base-cell-address="06-人口增加&amp;生死結離.$A$1"/>
        <table:named-expression table:name="rd_rg_q9607" table:expression="of:=[.#REF!]" table:base-cell-address="06-人口增加&amp;生死結離.$A$1"/>
        <table:named-expression table:name="rd_t_84y_97y_data" table:expression="of:=[.#REF!]" table:base-cell-address="06-人口增加&amp;生死結離.$A$1"/>
        <table:named-expression table:name="rd_t_97y_9802_data" table:expression="of:=[.#REF!]" table:base-cell-address="06-人口增加&amp;生死結離.$A$1"/>
        <table:named-expression table:name="rd_t_9805_data" table:expression="of:=[.#REF!]" table:base-cell-address="06-人口增加&amp;生死結離.$A$1"/>
        <table:named-expression table:name="rd_t_9806_data" table:expression="of:=[.#REF!]" table:base-cell-address="06-人口增加&amp;生死結離.$A$1"/>
        <table:named-expression table:name="rd_t_9807_data" table:expression="of:=[.#REF!]" table:base-cell-address="06-人口增加&amp;生死結離.$A$1"/>
        <table:named-expression table:name="rd_t_9808_data" table:expression="of:=[.#REF!]" table:base-cell-address="06-人口增加&amp;生死結離.$A$1"/>
        <table:named-expression table:name="rd_t_98y_9803_data" table:expression="of:=[.#REF!]" table:base-cell-address="06-人口增加&amp;生死結離.$A$1"/>
        <table:named-expression table:name="rd_t_98y_9804_data" table:expression="of:=[.#REF!]" table:base-cell-address="06-人口增加&amp;生死結離.$A$1"/>
        <table:named-expression table:name="rd_t9607" table:expression="of:=[.#REF!]" table:base-cell-address="06-人口增加&amp;生死結離.$A$1"/>
        <table:named-expression table:name="月底人口數" table:expression="of:=[.#REF!]" table:base-cell-address="06-人口增加&amp;生死結離.$A$1"/>
        <table:named-expression table:name="出生" table:expression="of:=[.#REF!]" table:base-cell-address="06-人口增加&amp;生死結離.$A$1"/>
        <table:named-expression table:name="死亡" table:expression="of:=[.#REF!]" table:base-cell-address="06-人口增加&amp;生死結離.$A$1"/>
        <table:named-expression table:name="結婚" table:expression="of:=[.#REF!]" table:base-cell-address="06-人口增加&amp;生死結離.$A$1"/>
        <table:named-expression table:name="鄰數戶數" table:expression="of:=[.#REF!]" table:base-cell-address="06-人口增加&amp;生死結離.$A$1"/>
        <table:named-expression table:name="離婚" table:expression="of:=[.#REF!]" table:base-cell-address="06-人口增加&amp;生死結離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number number:decimal-places="2" number:min-integer-digits="1" number:grouping="true"/>
    </number:number-style>
    <number:number-style style:name="N50P1">
      <number:text>–</number:text>
      <number:number number:decimal-places="2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number:number-style style:name="N51P0">
      <number:text> </number:text>
      <number:number number:decimal-places="2" number:min-integer-digits="1" number:grouping="true"/>
      <number:text> </number:text>
    </number:number-style>
    <number:number-style style:name="N51P1">
      <number:text> (</number:text>
      <number:number number:decimal-places="2" number:min-integer-digits="1" number:grouping="true"/>
      <number:text>)</number:text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06_20154__21475__22686__21152__38__20986__29983__27515__20129__32080__38626__23130__21450__29575_103.01" style:display-name="一般_06人口增加&amp;出生死亡結離婚及率103.01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48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1" style:scale-to="58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盧怡婷</meta:initial-creator>
    <dc:creator>盧怡婷</dc:creator>
    <meta:creation-date>2021-12-03T03:44:29Z</meta:creation-date>
    <dc:date>2021-12-03T03:44:57Z</dc:date>
  </office:meta>
</office:document-meta>
</file>